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ue Jun 21 21:41:00 2022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ue Jun 21 21:41:00 2022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10">
          <draw:g id="g12">
            <draw:path id="path14" draw:style-name="style0" draw:layer="layout" svg:x="2.178cm" svg:y="15.998cm" svg:width="5.669cm" svg:height="0.064cm" svg:viewBox="0.0 0.0 5669.240 63.762" svg:d="M 4356.560 32028.119 L 10025.800 32028.119 L 4356.560 32028.119 ">
              <!-- 3 nodes -->
            </draw:path>
            <draw:path id="path16" draw:style-name="style0" draw:layer="layout" svg:x="2.178cm" svg:y="14.864cm" svg:width="5.669cm" svg:height="0.064cm" svg:viewBox="0.0 0.0 5669.240 63.762" svg:d="M 4356.560 29760.279 L 10025.800 29760.279 L 4356.560 29760.279 ">
              <!-- 3 nodes -->
            </draw:path>
            <draw:path id="path18" draw:style-name="style0" draw:layer="layout" svg:x="2.178cm" svg:y="13.730cm" svg:width="5.669cm" svg:height="0.064cm" svg:viewBox="0.0 0.0 5669.240 63.762" svg:d="M 4356.560 27492.839 L 10025.800 27492.839 L 4356.560 27492.839 ">
              <!-- 3 nodes -->
            </draw:path>
            <draw:path id="path20" draw:style-name="style1" draw:layer="layout" svg:x="2.178cm" svg:y="17.132cm" svg:width="5.669cm" svg:height="0.064cm" svg:viewBox="0.0 0.0 5669.240 63.762" svg:d="M 10025.800 34295.963 L 4356.560 34295.963 L 10025.800 34295.963 ">
              <!-- 3 nodes -->
            </draw:path>
            <draw:path id="path22" draw:style-name="style1" draw:layer="layout" svg:x="7.816cm" svg:y="0.156cm" svg:width="0.064cm" svg:height="17.008cm" svg:viewBox="0.0 0.0 63.762 17008.122" svg:d="M 15663.159 17319.722 L 15663.159 311.601 L 15663.159 17319.722 ">
              <!-- 3 nodes -->
            </draw:path>
            <draw:path id="path24" draw:style-name="style1" draw:layer="layout" svg:x="2.178cm" svg:y="0.124cm" svg:width="5.669cm" svg:height="0.064cm" svg:viewBox="0.0 0.0 5669.240 63.762" svg:d="M 4356.560 279.720 L 10025.800 279.720 L 4356.560 279.720 ">
              <!-- 3 nodes -->
            </draw:path>
            <draw:path id="path26" draw:style-name="style1" draw:layer="layout" svg:x="2.146cm" svg:y="0.156cm" svg:width="0.064cm" svg:height="17.008cm" svg:viewBox="0.0 0.0 63.762 17008.122" svg:d="M 4324.679 311.601 L 4324.679 17319.722 L 4324.679 311.601 ">
              <!-- 3 nodes -->
            </draw:path>
            <draw:g id="g28">
              <draw:path id="text32" draw:style-name="style2" draw:layer="layout" svg:x="2.680cm" svg:y="16.366cm" svg:width="4.754cm" svg:height="0.434cm" svg:viewBox="0.0 0.0 4754.113 433.562" svg:d="M 5360.625 32746.623 L 5404.813 32746.623 L 5404.813 33073.217 L 5360.625 33073.217 L 5360.625 32746.623 ZM 5694.692 32925.342 L 5694.692 33073.217 L 5654.442 33073.217 L 5654.442 32926.655 C 5654.442 32903.467 5649.921 32886.113 5640.879 32874.592 C 5631.837 32863.071 5618.275 32857.311 5600.192 32857.311 C 5578.462 32857.311 5561.327 32864.238 5548.785 32878.092 C 5536.244 32891.946 5529.973 32910.832 5529.973 32934.748 L 5529.973 33073.217 L 5489.504 33073.217 L 5489.504 32828.217 L 5529.973 32828.217 L 5529.973 32866.280 C 5539.598 32851.550 5550.900 32840.540 5563.879 32833.248 C 5577.004 32825.957 5592.098 32822.311 5609.160 32822.311 C 5637.306 32822.311 5658.598 32831.061 5673.035 32848.561 C 5687.473 32865.915 5694.692 32891.509 5694.692 32925.342 ZM 5814.880 32758.655 L 5814.880 32828.217 L 5897.786 32828.217 L 5897.786 32859.498 L 5814.880 32859.498 L 5814.880 32992.498 C 5814.880 33012.477 5817.578 33025.311 5822.974 33030.998 C 5828.515 33036.686 5839.672 33039.530 5856.442 33039.530 L 5897.786 33039.530 L 5897.786 33073.217 L 5856.442 33073.217 C 5825.380 33073.217 5803.942 33067.457 5792.130 33055.936 C 5780.317 33044.269 5774.411 33023.123 5774.411 32992.498 L 5774.411 32859.498 L 5744.880 32859.498 L 5744.880 32828.217 L 5774.411 32828.217 L 5774.411 32758.655 L 5814.880 32758.655 ZM 6160.246 32940.655 L 6160.246 32960.342 L 5975.183 32960.342 C 5976.933 32988.050 5985.246 33009.196 6000.121 33023.780 C 6015.142 33038.217 6035.996 33045.436 6062.683 33045.436 C 6078.142 33045.436 6093.090 33043.540 6107.527 33039.748 C 6122.110 33035.957 6136.548 33030.269 6150.840 33022.686 L 6150.840 33060.748 C 6136.402 33066.873 6121.600 33071.540 6106.433 33074.748 C 6091.267 33077.957 6075.881 33079.561 6060.277 33079.561 C 6021.194 33079.561 5990.204 33068.186 5967.308 33045.436 C 5944.558 33022.686 5933.183 32991.915 5933.183 32953.123 C 5933.183 32913.019 5943.975 32881.227 5965.558 32857.748 C 5987.288 32834.123 6016.527 32822.311 6053.277 32822.311 C 6086.235 32822.311 6112.267 32832.957 6131.371 32854.248 C 6150.621 32875.394 6160.246 32904.196 6160.246 32940.655 ZM 6119.996 32928.842 C 6119.704 32906.821 6113.506 32889.248 6101.402 32876.123 C 6089.444 32862.998 6073.548 32856.436 6053.715 32856.436 C 6031.256 32856.436 6013.246 32862.780 5999.683 32875.467 C 5986.267 32888.155 5978.538 32906.019 5976.496 32929.061 L 6119.996 32928.842 ZM 6368.172 32865.842 C 6363.651 32863.217 6358.693 32861.321 6353.297 32860.155 C 6348.047 32858.842 6342.214 32858.186 6335.797 32858.186 C 6313.047 32858.186 6295.547 32865.623 6283.297 32880.498 C 6271.193 32895.227 6265.141 32916.446 6265.141 32944.155 L 6265.141 33073.217 L 6224.672 33073.217 L 6224.672 32828.217 L 6265.141 32828.217 L 6265.141 32866.280 C 6273.599 32851.405 6284.610 32840.394 6298.172 32833.248 C 6311.735 32825.957 6328.214 32822.311 6347.610 32822.311 C 6350.380 32822.311 6353.443 32822.530 6356.797 32822.967 C 6360.151 32823.259 6363.870 32823.769 6367.953 32824.498 L 6368.172 32865.842 ZM 6545.128 32865.842 C 6540.607 32863.217 6535.649 32861.321 6530.253 32860.155 C 6525.003 32858.842 6519.170 32858.186 6512.753 32858.186 C 6490.003 32858.186 6472.503 32865.623 6460.253 32880.498 C 6448.149 32895.227 6442.097 32916.446 6442.097 32944.155 L 6442.097 33073.217 L 6401.628 33073.217 L 6401.628 32828.217 L 6442.097 32828.217 L 6442.097 32866.280 C 6450.555 32851.405 6461.566 32840.394 6475.128 32833.248 C 6488.691 32825.957 6505.170 32822.311 6524.566 32822.311 C 6527.337 32822.311 6530.399 32822.530 6533.753 32822.967 C 6537.107 32823.259 6540.826 32823.769 6544.909 32824.498 L 6545.128 32865.842 ZM 6583.131 32976.530 L 6583.131 32828.217 L 6623.381 32828.217 L 6623.381 32974.998 C 6623.381 32998.186 6627.902 33015.613 6636.944 33027.280 C 6645.985 33038.800 6659.548 33044.561 6677.631 33044.561 C 6699.360 33044.561 6716.496 33037.634 6729.037 33023.780 C 6741.725 33009.925 6748.069 32991.040 6748.069 32967.123 L 6748.069 32828.217 L 6788.319 32828.217 L 6788.319 33073.217 L 6748.069 33073.217 L 6748.069 33035.592 C 6738.298 33050.467 6726.923 33061.550 6713.944 33068.842 C 6701.110 33075.988 6686.163 33079.561 6669.100 33079.561 C 6640.954 33079.561 6619.590 33070.811 6605.006 33053.311 C 6590.423 33035.811 6583.131 33010.217 6583.131 32976.530 ZM 6684.413 32822.311 ZM 6911.601 33036.467 L 6911.601 33166.405 L 6871.132 33166.405 L 6871.132 32828.217 L 6911.601 32828.217 L 6911.601 32865.405 C 6920.059 32850.821 6930.705 32840.030 6943.538 32833.030 C 6956.518 32825.884 6971.976 32822.311 6989.913 32822.311 C 7019.663 32822.311 7043.799 32834.123 7062.320 32857.748 C 7080.986 32881.373 7090.320 32912.436 7090.320 32950.936 C 7090.320 32989.436 7080.986 33020.498 7062.320 33044.123 C 7043.799 33067.748 7019.663 33079.561 6989.913 33079.561 C 6971.976 33079.561 6956.518 33076.061 6943.538 33069.061 C 6930.705 33061.915 6920.059 33051.050 6911.601 33036.467 ZM 7048.538 32950.936 C 7048.538 32921.332 7042.413 32898.144 7030.163 32881.373 C 7018.059 32864.457 7001.361 32855.998 6980.070 32855.998 C 6958.778 32855.998 6942.007 32864.457 6929.757 32881.373 C 6917.653 32898.144 6911.601 32921.332 6911.601 32950.936 C 6911.601 32980.540 6917.653 33003.800 6929.757 33020.717 C 6942.007 33037.488 6958.778 33045.873 6980.070 33045.873 C 7001.361 33045.873 7018.059 33037.488 7030.163 33020.717 C 7042.413 33003.800 7048.538 32980.540 7048.538 32950.936 ZM 7196.956 32758.655 L 7196.956 32828.217 L 7279.862 32828.217 L 7279.862 32859.498 L 7196.956 32859.498 L 7196.956 32992.498 C 7196.956 33012.477 7199.654 33025.311 7205.050 33030.998 C 7210.591 33036.686 7221.748 33039.530 7238.518 33039.530 L 7279.862 33039.530 L 7279.862 33073.217 L 7238.518 33073.217 C 7207.456 33073.217 7186.018 33067.457 7174.206 33055.936 C 7162.393 33044.269 7156.487 33023.123 7156.487 32992.498 L 7156.487 32859.498 L 7126.956 32859.498 L 7126.956 32828.217 L 7156.487 32828.217 L 7156.487 32758.655 L 7196.956 32758.655 ZM 7561.192 33073.217 L 7436.505 32746.623 L 7482.661 32746.623 L 7586.130 33021.592 L 7689.817 32746.623 L 7735.755 32746.623 L 7611.286 33073.217 L 7561.192 33073.217 ZM 7956.281 32940.655 L 7956.281 32960.342 L 7771.218 32960.342 C 7772.968 32988.050 7781.281 33009.196 7796.156 33023.780 C 7811.176 33038.217 7832.031 33045.436 7858.718 33045.436 C 7874.176 33045.436 7889.124 33043.540 7903.562 33039.748 C 7918.145 33035.957 7932.583 33030.269 7946.874 33022.686 L 7946.874 33060.748 C 7932.437 33066.873 7917.635 33071.540 7902.468 33074.748 C 7887.301 33077.957 7871.916 33079.561 7856.312 33079.561 C 7817.228 33079.561 7786.239 33068.186 7763.343 33045.436 C 7740.593 33022.686 7729.218 32991.915 7729.218 32953.123 C 7729.218 32913.019 7740.010 32881.227 7761.593 32857.748 C 7783.322 32834.123 7812.562 32822.311 7849.312 32822.311 C 7882.270 32822.311 7908.301 32832.957 7927.406 32854.248 C 7946.656 32875.394 7956.281 32904.196 7956.281 32940.655 ZM 7916.031 32928.842 C 7915.739 32906.821 7909.541 32889.248 7897.437 32876.123 C 7885.478 32862.998 7869.583 32856.436 7849.749 32856.436 C 7827.291 32856.436 7809.281 32862.780 7795.718 32875.467 C 7782.301 32888.155 7774.572 32906.019 7772.531 32929.061 L 7916.031 32928.842 ZM 8198.551 32837.623 L 8198.551 32875.248 C 8187.176 32868.977 8175.728 32864.311 8164.207 32861.248 C 8152.832 32858.040 8141.311 32856.436 8129.644 32856.436 C 8103.540 32856.436 8083.269 32864.748 8068.832 32881.373 C 8054.394 32897.852 8047.176 32921.040 8047.176 32950.936 C 8047.176 32980.832 8054.394 33004.092 8068.832 33020.717 C 8083.269 33037.196 8103.540 33045.436 8129.644 33045.436 C 8141.311 33045.436 8152.832 33043.905 8164.207 33040.842 C 8175.728 33037.634 8187.176 33032.894 8198.551 33026.623 L 8198.551 33063.811 C 8187.321 33069.061 8175.655 33072.998 8163.551 33075.623 C 8151.592 33078.248 8138.832 33079.561 8125.269 33079.561 C 8088.373 33079.561 8059.061 33067.967 8037.332 33044.780 C 8015.603 33021.592 8004.738 32990.311 8004.738 32950.936 C 8004.738 32910.977 8015.676 32879.550 8037.551 32856.655 C 8059.571 32833.759 8089.686 32822.311 8127.894 32822.311 C 8140.290 32822.311 8152.394 32823.623 8164.207 32826.248 C 8176.019 32828.727 8187.467 32832.519 8198.551 32837.623 ZM 8307.106 32758.655 L 8307.106 32828.217 L 8390.013 32828.217 L 8390.013 32859.498 L 8307.106 32859.498 L 8307.106 32992.498 C 8307.106 33012.477 8309.804 33025.311 8315.200 33030.998 C 8320.742 33036.686 8331.898 33039.530 8348.669 33039.530 L 8390.013 33039.530 L 8390.013 33073.217 L 8348.669 33073.217 C 8317.606 33073.217 8296.169 33067.457 8284.356 33055.936 C 8272.544 33044.269 8266.638 33023.123 8266.638 32992.498 L 8266.638 32859.498 L 8237.106 32859.498 L 8237.106 32828.217 L 8266.638 32828.217 L 8266.638 32758.655 L 8307.106 32758.655 ZM 8537.848 32856.436 C 8516.264 32856.436 8499.202 32864.894 8486.660 32881.811 C 8474.118 32898.582 8467.848 32921.623 8467.848 32950.936 C 8467.848 32980.248 8474.045 33003.363 8486.441 33020.280 C 8498.983 33037.050 8516.118 33045.436 8537.848 33045.436 C 8559.285 33045.436 8576.275 33036.977 8588.816 33020.061 C 8601.358 33003.144 8607.629 32980.102 8607.629 32950.936 C 8607.629 32921.915 8601.358 32898.946 8588.816 32882.030 C 8576.275 32864.967 8559.285 32856.436 8537.848 32856.436 ZM 8537.848 32822.311 C 8572.848 32822.311 8600.337 32833.686 8620.316 32856.436 C 8640.295 32879.186 8650.285 32910.686 8650.285 32950.936 C 8650.285 32991.040 8640.295 33022.540 8620.316 33045.436 C 8600.337 33068.186 8572.848 33079.561 8537.848 33079.561 C 8502.702 33079.561 8475.139 33068.186 8455.160 33045.436 C 8435.327 33022.540 8425.410 32991.040 8425.410 32950.936 C 8425.410 32910.686 8435.327 32879.186 8455.160 32856.436 C 8475.139 32833.686 8502.702 32822.311 8537.848 32822.311 ZM 8859.055 32865.842 C 8854.534 32863.217 8849.576 32861.321 8844.180 32860.155 C 8838.930 32858.842 8833.096 32858.186 8826.680 32858.186 C 8803.930 32858.186 8786.430 32865.623 8774.180 32880.498 C 8762.076 32895.227 8756.024 32916.446 8756.024 32944.155 L 8756.024 33073.217 L 8715.555 33073.217 L 8715.555 32828.217 L 8756.024 32828.217 L 8756.024 32866.280 C 8764.482 32851.405 8775.492 32840.394 8789.055 32833.248 C 8802.617 32825.957 8819.096 32822.311 8838.492 32822.311 C 8841.263 32822.311 8844.326 32822.530 8847.680 32822.967 C 8851.034 32823.259 8854.753 32823.769 8858.836 32824.498 L 8859.055 32865.842 ZM 9083.490 32758.655 L 9083.490 32828.217 L 9166.397 32828.217 L 9166.397 32859.498 L 9083.490 32859.498 L 9083.490 32992.498 C 9083.490 33012.477 9086.188 33025.311 9091.584 33030.998 C 9097.126 33036.686 9108.282 33039.530 9125.053 33039.530 L 9166.397 33039.530 L 9166.397 33073.217 L 9125.053 33073.217 C 9093.990 33073.217 9072.553 33067.457 9060.740 33055.936 C 9048.928 33044.269 9043.022 33023.123 9043.022 32992.498 L 9043.022 32859.498 L 9013.490 32859.498 L 9013.490 32828.217 L 9043.022 32828.217 L 9043.022 32758.655 L 9083.490 32758.655 ZM 9330.638 32950.061 C 9298.117 32950.061 9275.586 32953.780 9263.044 32961.217 C 9250.502 32968.655 9244.231 32981.342 9244.231 32999.280 C 9244.231 33013.571 9248.898 33024.946 9258.231 33033.405 C 9267.711 33041.717 9280.544 33045.873 9296.731 33045.873 C 9319.044 33045.873 9336.909 33037.998 9350.325 33022.248 C 9363.888 33006.352 9370.669 32985.280 9370.669 32959.030 L 9370.669 32950.061 L 9330.638 32950.061 ZM 9410.919 32933.436 L 9410.919 33073.217 L 9370.669 33073.217 L 9370.669 33036.030 C 9361.481 33050.905 9350.034 33061.915 9336.325 33069.061 C 9322.617 33076.061 9305.846 33079.561 9286.013 33079.561 C 9260.929 33079.561 9240.950 33072.561 9226.075 33058.561 C 9211.346 33044.415 9203.981 33025.530 9203.981 33001.905 C 9203.981 32974.342 9213.169 32953.561 9231.544 32939.561 C 9250.065 32925.561 9277.627 32918.561 9314.231 32918.561 L 9370.669 32918.561 L 9370.669 32914.623 C 9370.669 32896.102 9364.544 32881.811 9352.294 32871.748 C 9340.190 32861.540 9323.127 32856.436 9301.106 32856.436 C 9287.106 32856.436 9273.471 32858.113 9260.200 32861.467 C 9246.929 32864.821 9234.169 32869.852 9221.919 32876.561 L 9221.919 32839.373 C 9236.648 32833.686 9250.940 32829.457 9264.794 32826.686 C 9278.648 32823.769 9292.138 32822.311 9305.263 32822.311 C 9340.700 32822.311 9367.169 32831.498 9384.669 32849.873 C 9402.169 32868.248 9410.919 32896.102 9410.919 32933.436 ZM 9672.027 32950.936 C 9672.027 32921.332 9665.902 32898.144 9653.652 32881.373 C 9641.548 32864.457 9624.850 32855.998 9603.558 32855.998 C 9582.267 32855.998 9565.496 32864.457 9553.246 32881.373 C 9541.142 32898.144 9535.090 32921.332 9535.090 32950.936 C 9535.090 32980.540 9541.142 33003.800 9553.246 33020.717 C 9565.496 33037.488 9582.267 33045.873 9603.558 33045.873 C 9624.850 33045.873 9641.548 33037.488 9653.652 33020.717 C 9665.902 33003.800 9672.027 32980.540 9672.027 32950.936 ZM 9535.090 32865.405 C 9543.548 32850.821 9554.194 32840.030 9567.027 32833.030 C 9580.006 32825.884 9595.465 32822.311 9613.402 32822.311 C 9643.152 32822.311 9667.288 32834.123 9685.808 32857.748 C 9704.475 32881.373 9713.808 32912.436 9713.808 32950.936 C 9713.808 32989.436 9704.475 33020.498 9685.808 33044.123 C 9667.288 33067.748 9643.152 33079.561 9613.402 33079.561 C 9595.465 33079.561 9580.006 33076.061 9567.027 33069.061 C 9554.194 33061.915 9543.548 33051.050 9535.090 33036.467 L 9535.090 33073.217 L 9494.621 33073.217 L 9494.621 32732.842 L 9535.090 32732.842 L 9535.090 32865.405 ZM 9780.632 32732.842 L 9820.882 32732.842 L 9820.882 33073.217 L 9780.632 33073.217 L 9780.632 32732.842 ZM 10114.738 32940.655 L 10114.738 32960.342 L 9929.676 32960.342 C 9931.426 32988.050 9939.738 33009.196 9954.613 33023.780 C 9969.634 33038.217 9990.488 33045.436 10017.176 33045.436 C 10032.634 33045.436 10047.582 33043.540 10062.020 33039.748 C 10076.603 33035.957 10091.040 33030.269 10105.332 33022.686 L 10105.332 33060.748 C 10090.895 33066.873 10076.093 33071.540 10060.926 33074.748 C 10045.759 33077.957 10030.374 33079.561 10014.770 33079.561 C 9975.686 33079.561 9944.697 33068.186 9921.801 33045.436 C 9899.051 33022.686 9887.676 32991.915 9887.676 32953.123 C 9887.676 32913.019 9898.468 32881.227 9920.051 32857.748 C 9941.780 32834.123 9971.020 32822.311 10007.770 32822.311 C 10040.728 32822.311 10066.759 32832.957 10085.863 32854.248 C 10105.113 32875.394 10114.738 32904.196 10114.738 32940.655 ZM 10074.488 32928.842 C 10074.197 32906.821 10067.999 32889.248 10055.895 32876.123 C 10043.936 32862.998 10028.040 32856.436 10008.207 32856.436 C 9985.749 32856.436 9967.738 32862.780 9954.176 32875.467 C 9940.759 32888.155 9933.030 32906.019 9930.988 32929.061 L 10074.488 32928.842 Z">
                <!-- 353 nodes -->
              </draw:path>
            </draw:g>
            <!-- id="g28" -->
            <draw:path id="path34" draw:style-name="style0" draw:layer="layout" svg:x="2.178cm" svg:y="12.597cm" svg:width="5.669cm" svg:height="0.064cm" svg:viewBox="0.0 0.0 5669.240 63.762" svg:d="M 4356.560 25224.999 L 10025.800 25224.999 L 4356.560 25224.999 ">
              <!-- 3 nodes -->
            </draw:path>
            <draw:path id="path36" draw:style-name="style1" draw:layer="layout" svg:x="2.178cm" svg:y="5.793cm" svg:width="5.669cm" svg:height="0.064cm" svg:viewBox="0.0 0.0 5669.240 63.762" svg:d="M 4356.560 11618.440 L 10025.800 11618.440 L 4356.560 11618.440 ">
              <!-- 3 nodes -->
            </draw:path>
            <draw:g id="g38">
              <draw:path id="text42" draw:style-name="style2" draw:layer="layout" svg:x="4.177cm" svg:y="2.619cm" svg:width="1.398cm" svg:height="0.476cm" svg:viewBox="0.0 0.0 1397.675 475.625" svg:d="M 8354.530 5238.636 L 8417.967 5238.636 L 8417.967 5522.073 C 8417.967 5572.073 8427.030 5608.115 8445.155 5630.198 C 8463.280 5652.073 8492.655 5663.011 8533.280 5663.011 C 8573.696 5663.011 8602.967 5652.073 8621.092 5630.198 C 8639.217 5608.115 8648.280 5572.073 8648.280 5522.073 L 8648.280 5238.636 L 8711.717 5238.636 L 8711.717 5529.886 C 8711.717 5590.719 8696.613 5636.657 8666.405 5667.698 C 8636.405 5698.740 8592.030 5714.261 8533.280 5714.261 C 8474.321 5714.261 8429.738 5698.740 8399.530 5667.698 C 8369.530 5636.657 8354.530 5590.719 8354.530 5529.886 L 8354.530 5238.636 ZM 8830.197 5238.636 L 8924.260 5238.636 L 9043.322 5556.136 L 9163.010 5238.636 L 9257.072 5238.636 L 9257.072 5705.198 L 9195.510 5705.198 L 9195.510 5295.511 L 9075.197 5615.511 L 9011.760 5615.511 L 8891.447 5295.511 L 8891.447 5705.198 L 8830.197 5705.198 L 8830.197 5238.636 ZM 9538.455 5300.823 L 9452.830 5533.011 L 9624.392 5533.011 L 9538.455 5300.823 ZM 9502.830 5238.636 L 9574.392 5238.636 L 9752.205 5705.198 L 9686.580 5705.198 L 9644.080 5585.511 L 9433.767 5585.511 L 9391.267 5705.198 L 9324.705 5705.198 L 9502.830 5238.636 Z">
                <!-- 42 nodes -->
              </draw:path>
              <draw:path id="text46" draw:style-name="style2" draw:layer="layout" svg:x="4.172cm" svg:y="13.021cm" svg:width="1.767cm" svg:height="0.396cm" svg:viewBox="0.0 0.0 1766.924 396.250" svg:d="M 8394.280 26098.770 L 8394.280 26389.020 L 8455.280 26389.020 C 8506.780 26389.020 8544.446 26377.354 8568.280 26354.020 C 8592.280 26330.687 8604.280 26293.854 8604.280 26243.520 C 8604.280 26193.520 8592.280 26156.937 8568.280 26133.770 C 8544.446 26110.437 8506.780 26098.770 8455.280 26098.770 L 8394.280 26098.770 ZM 8343.780 26057.270 L 8447.530 26057.270 C 8519.863 26057.270 8572.946 26072.354 8606.780 26102.520 C 8640.613 26132.520 8657.530 26179.520 8657.530 26243.520 C 8657.530 26307.854 8640.530 26355.104 8606.530 26385.270 C 8572.530 26415.437 8519.530 26430.520 8447.530 26430.520 L 8343.780 26430.520 L 8343.780 26057.270 ZM 8898.270 26193.520 C 8893.103 26190.520 8887.436 26188.354 8881.270 26187.020 C 8875.270 26185.520 8868.603 26184.770 8861.270 26184.770 C 8835.270 26184.770 8815.270 26193.270 8801.270 26210.270 C 8787.436 26227.104 8780.520 26251.354 8780.520 26283.020 L 8780.520 26430.520 L 8734.270 26430.520 L 8734.270 26150.520 L 8780.520 26150.520 L 8780.520 26194.020 C 8790.186 26177.020 8802.770 26164.437 8818.270 26156.270 C 8833.770 26147.937 8852.603 26143.770 8874.770 26143.770 C 8877.936 26143.770 8881.436 26144.020 8885.270 26144.520 C 8889.103 26144.854 8893.353 26145.437 8898.020 26146.270 L 8898.270 26193.520 ZM 8946.452 26150.520 L 8992.452 26150.520 L 8992.452 26430.520 L 8946.452 26430.520 L 8946.452 26150.520 ZM 8946.452 26041.520 L 8992.452 26041.520 L 8992.452 26099.770 L 8946.452 26099.770 L 8946.452 26041.520 ZM 9055.788 26150.520 L 9104.538 26150.520 L 9192.038 26385.520 L 9279.538 26150.520 L 9328.288 26150.520 L 9223.288 26430.520 L 9160.788 26430.520 L 9055.788 26150.520 ZM 9631.392 26279.020 L 9631.392 26301.520 L 9419.892 26301.520 C 9421.892 26333.187 9431.392 26357.354 9448.392 26374.020 C 9465.558 26390.520 9489.392 26398.770 9519.892 26398.770 C 9537.558 26398.770 9554.642 26396.604 9571.142 26392.270 C 9587.808 26387.937 9604.308 26381.437 9620.642 26372.770 L 9620.642 26416.270 C 9604.142 26423.270 9587.225 26428.604 9569.892 26432.270 C 9552.558 26435.937 9534.975 26437.770 9517.142 26437.770 C 9472.475 26437.770 9437.058 26424.770 9410.892 26398.770 C 9384.892 26372.770 9371.892 26337.604 9371.892 26293.270 C 9371.892 26247.437 9384.225 26211.104 9408.892 26184.270 C 9433.725 26157.270 9467.142 26143.770 9509.142 26143.770 C 9546.808 26143.770 9576.558 26155.937 9598.392 26180.270 C 9620.392 26204.437 9631.392 26237.354 9631.392 26279.020 ZM 9585.392 26265.520 C 9585.058 26240.354 9577.975 26220.270 9564.142 26205.270 C 9550.475 26190.270 9532.308 26182.770 9509.642 26182.770 C 9483.975 26182.770 9463.392 26190.020 9447.892 26204.520 C 9432.558 26219.020 9423.725 26239.437 9421.392 26265.770 L 9585.392 26265.520 ZM 9869.022 26193.520 C 9863.855 26190.520 9858.188 26188.354 9852.022 26187.020 C 9846.022 26185.520 9839.355 26184.770 9832.022 26184.770 C 9806.022 26184.770 9786.022 26193.270 9772.022 26210.270 C 9758.188 26227.104 9751.272 26251.354 9751.272 26283.020 L 9751.272 26430.520 L 9705.022 26430.520 L 9705.022 26150.520 L 9751.272 26150.520 L 9751.272 26194.020 C 9760.938 26177.020 9773.522 26164.437 9789.022 26156.270 C 9804.522 26147.937 9823.355 26143.770 9845.522 26143.770 C 9848.688 26143.770 9852.188 26144.020 9856.022 26144.520 C 9859.855 26144.854 9864.105 26145.437 9868.772 26146.270 L 9869.022 26193.520 ZM 10095.704 26158.770 L 10095.704 26202.270 C 10082.704 26195.604 10069.204 26190.604 10055.204 26187.270 C 10041.204 26183.937 10026.704 26182.270 10011.704 26182.270 C 9988.870 26182.270 9971.704 26185.770 9960.204 26192.770 C 9948.870 26199.770 9943.204 26210.270 9943.204 26224.270 C 9943.204 26234.937 9947.287 26243.354 9955.454 26249.520 C 9963.620 26255.520 9980.037 26261.270 10004.704 26266.770 L 10020.454 26270.270 C 10053.120 26277.270 10076.287 26287.187 10089.954 26300.020 C 10103.787 26312.687 10110.704 26330.437 10110.704 26353.270 C 10110.704 26379.270 10100.370 26399.854 10079.704 26415.020 C 10059.204 26430.187 10030.954 26437.770 9994.954 26437.770 C 9979.954 26437.770 9964.287 26436.270 9947.954 26433.270 C 9931.787 26430.437 9914.704 26426.104 9896.704 26420.270 L 9896.704 26372.770 C 9913.704 26381.604 9930.454 26388.270 9946.954 26392.770 C 9963.454 26397.104 9979.787 26399.270 9995.954 26399.270 C 10017.620 26399.270 10034.287 26395.604 10045.954 26388.270 C 10057.620 26380.770 10063.454 26370.270 10063.454 26356.770 C 10063.454 26344.270 10059.204 26334.687 10050.704 26328.020 C 10042.370 26321.354 10023.954 26314.937 9995.454 26308.770 L 9979.454 26305.020 C 9950.954 26299.020 9930.370 26289.854 9917.704 26277.520 C 9905.037 26265.020 9898.704 26247.937 9898.704 26226.270 C 9898.704 26199.937 9908.037 26179.604 9926.704 26165.270 C 9945.370 26150.937 9971.870 26143.770 10006.204 26143.770 C 10023.204 26143.770 10039.204 26145.020 10054.204 26147.520 C 10069.204 26150.020 10083.037 26153.770 10095.704 26158.770 Z">
                <!-- 115 nodes -->
              </draw:path>
              <draw:path id="text50" draw:style-name="style2" draw:layer="layout" svg:x="2.390cm" svg:y="14.172cm" svg:width="5.277cm" svg:height="0.315cm" svg:viewBox="0.0 0.0 5276.940 314.641" svg:d="M 5025.561 28373.208 L 5025.561 28416.474 C 5011.749 28403.609 4996.988 28393.994 4981.280 28387.630 C 4965.707 28381.265 4949.118 28378.083 4931.514 28378.083 C 4896.848 28378.083 4870.306 28388.713 4851.889 28409.974 C 4833.473 28431.099 4824.264 28461.703 4824.264 28501.786 C 4824.264 28541.734 4833.473 28572.338 4851.889 28593.599 C 4870.306 28614.724 4896.848 28625.286 4931.514 28625.286 C 4949.118 28625.286 4965.707 28622.104 4981.280 28615.739 C 4996.988 28609.375 5011.749 28599.760 5025.561 28586.895 L 5025.561 28629.755 C 5011.207 28639.505 4995.973 28646.817 4979.858 28651.692 C 4963.879 28656.567 4946.952 28659.005 4929.077 28659.005 C 4883.170 28659.005 4847.014 28644.989 4820.608 28616.958 C 4794.202 28588.791 4780.999 28550.401 4780.999 28501.786 C 4780.999 28453.036 4794.202 28414.645 4820.608 28386.614 C 4847.014 28358.448 4883.170 28344.364 4929.077 28344.364 C 4947.223 28344.364 4964.285 28346.802 4980.264 28351.677 C 4996.379 28356.416 5011.478 28363.593 5025.561 28373.208 ZM 5211.929 28377.677 C 5182.137 28377.677 5158.440 28388.781 5140.835 28410.989 C 5123.367 28433.198 5114.632 28463.463 5114.632 28501.786 C 5114.632 28539.974 5123.367 28570.171 5140.835 28592.380 C 5158.440 28614.588 5182.137 28625.692 5211.929 28625.692 C 5241.721 28625.692 5265.283 28614.588 5282.617 28592.380 C 5300.085 28570.171 5308.820 28539.974 5308.820 28501.786 C 5308.820 28463.463 5300.085 28433.198 5282.617 28410.989 C 5265.283 28388.781 5241.721 28377.677 5211.929 28377.677 ZM 5211.929 28344.364 C 5254.450 28344.364 5288.440 28358.651 5313.898 28387.224 C 5339.356 28415.661 5352.085 28453.849 5352.085 28501.786 C 5352.085 28549.588 5339.356 28587.776 5313.898 28616.349 C 5288.440 28644.786 5254.450 28659.005 5211.929 28659.005 C 5169.273 28659.005 5135.148 28644.786 5109.554 28616.349 C 5084.096 28587.911 5071.367 28549.724 5071.367 28501.786 C 5071.367 28453.849 5084.096 28415.661 5109.554 28387.224 C 5135.148 28358.651 5169.273 28344.364 5211.929 28344.364 ZM 5416.227 28349.849 L 5477.368 28349.849 L 5554.759 28556.224 L 5632.555 28349.849 L 5693.696 28349.849 L 5693.696 28653.114 L 5653.680 28653.114 L 5653.680 28386.817 L 5575.477 28594.817 L 5534.243 28594.817 L 5456.040 28386.817 L 5456.040 28653.114 L 5416.227 28653.114 L 5416.227 28349.849 ZM 5775.235 28349.849 L 5836.376 28349.849 L 5913.767 28556.224 L 5991.564 28349.849 L 6052.704 28349.849 L 6052.704 28653.114 L 6012.688 28653.114 L 6012.688 28386.817 L 5934.485 28594.817 L 5893.251 28594.817 L 5815.048 28386.817 L 5815.048 28653.114 L 5775.235 28653.114 L 5775.235 28349.849 ZM 6235.603 28390.270 L 6179.947 28541.192 L 6291.462 28541.192 L 6235.603 28390.270 ZM 6212.447 28349.849 L 6258.962 28349.849 L 6374.540 28653.114 L 6331.884 28653.114 L 6304.259 28575.317 L 6167.556 28575.317 L 6139.931 28653.114 L 6096.665 28653.114 L 6212.447 28349.849 ZM 6418.787 28349.849 L 6474.037 28349.849 L 6608.506 28603.552 L 6608.506 28349.849 L 6648.319 28349.849 L 6648.319 28653.114 L 6593.069 28653.114 L 6458.600 28399.411 L 6458.600 28653.114 L 6418.787 28653.114 L 6418.787 28349.849 ZM 6770.987 28383.567 L 6770.987 28619.395 L 6820.549 28619.395 C 6862.393 28619.395 6892.997 28609.916 6912.362 28590.958 C 6931.862 28572.000 6941.612 28542.072 6941.612 28501.177 C 6941.612 28460.552 6931.862 28430.828 6912.362 28412.005 C 6892.997 28393.046 6862.393 28383.567 6820.549 28383.567 L 6770.987 28383.567 ZM 6729.955 28349.849 L 6814.252 28349.849 C 6873.023 28349.849 6916.153 28362.104 6943.643 28386.614 C 6971.132 28410.989 6984.877 28449.177 6984.877 28501.177 C 6984.877 28553.447 6971.065 28591.838 6943.440 28616.349 C 6915.815 28640.859 6872.752 28653.114 6814.252 28653.114 L 6729.955 28653.114 L 6729.955 28349.849 ZM 7053.932 28601.520 L 7096.791 28601.520 L 7096.791 28653.114 L 7053.932 28653.114 L 7053.932 28601.520 ZM 7409.657 28373.208 L 7409.657 28416.474 C 7395.845 28403.609 7381.084 28393.994 7365.376 28387.630 C 7349.803 28381.265 7333.214 28378.083 7315.610 28378.083 C 7280.944 28378.083 7254.402 28388.713 7235.985 28409.974 C 7217.569 28431.099 7208.360 28461.703 7208.360 28501.786 C 7208.360 28541.734 7217.569 28572.338 7235.985 28593.599 C 7254.402 28614.724 7280.944 28625.286 7315.610 28625.286 C 7333.214 28625.286 7349.803 28622.104 7365.376 28615.739 C 7381.084 28609.375 7395.845 28599.760 7409.657 28586.895 L 7409.657 28629.755 C 7395.303 28639.505 7380.069 28646.817 7363.954 28651.692 C 7347.975 28656.567 7331.048 28659.005 7313.173 28659.005 C 7267.267 28659.005 7231.110 28644.989 7204.704 28616.958 C 7178.298 28588.791 7165.095 28550.401 7165.095 28501.786 C 7165.095 28453.036 7178.298 28414.645 7204.704 28386.614 C 7231.110 28358.448 7267.267 28344.364 7313.173 28344.364 C 7331.319 28344.364 7348.381 28346.802 7364.360 28351.677 C 7380.475 28356.416 7395.574 28363.593 7409.657 28373.208 ZM 7596.025 28377.677 C 7566.233 28377.677 7542.536 28388.781 7524.931 28410.989 C 7507.463 28433.198 7498.728 28463.463 7498.728 28501.786 C 7498.728 28539.974 7507.463 28570.171 7524.931 28592.380 C 7542.536 28614.588 7566.233 28625.692 7596.025 28625.692 C 7625.817 28625.692 7649.379 28614.588 7666.713 28592.380 C 7684.181 28570.171 7692.916 28539.974 7692.916 28501.786 C 7692.916 28463.463 7684.181 28433.198 7666.713 28410.989 C 7649.379 28388.781 7625.817 28377.677 7596.025 28377.677 ZM 7596.025 28344.364 C 7638.546 28344.364 7672.536 28358.651 7697.994 28387.224 C 7723.452 28415.661 7736.181 28453.849 7736.181 28501.786 C 7736.181 28549.588 7723.452 28587.776 7697.994 28616.349 C 7672.536 28644.786 7638.546 28659.005 7596.025 28659.005 C 7553.369 28659.005 7519.244 28644.786 7493.650 28616.349 C 7468.192 28587.911 7455.463 28549.724 7455.463 28501.786 C 7455.463 28453.849 7468.192 28415.661 7493.650 28387.224 C 7519.244 28358.651 7553.369 28344.364 7596.025 28344.364 ZM 7800.323 28349.849 L 7861.464 28349.849 L 7938.855 28556.224 L 8016.651 28349.849 L 8077.792 28349.849 L 8077.792 28653.114 L 8037.776 28653.114 L 8037.776 28386.817 L 7959.573 28594.817 L 7918.339 28594.817 L 7840.136 28386.817 L 7840.136 28653.114 L 7800.323 28653.114 L 7800.323 28349.849 ZM 8443.385 28392.302 L 8443.385 28505.442 L 8556.525 28505.442 L 8556.525 28539.974 L 8443.385 28539.974 L 8443.385 28653.114 L 8409.260 28653.114 L 8409.260 28539.974 L 8296.119 28539.974 L 8296.119 28505.442 L 8409.260 28505.442 L 8409.260 28392.302 L 8443.385 28392.302 ZM 8773.765 28349.849 L 8814.796 28349.849 L 8814.796 28653.114 L 8773.765 28653.114 L 8773.765 28349.849 ZM 9019.579 28377.677 C 8989.787 28377.677 8966.089 28388.781 8948.485 28410.989 C 8931.016 28433.198 8922.282 28463.463 8922.282 28501.786 C 8922.282 28539.974 8931.016 28570.171 8948.485 28592.380 C 8966.089 28614.588 8989.787 28625.692 9019.579 28625.692 C 9049.371 28625.692 9072.933 28614.588 9090.266 28592.380 C 9107.735 28570.171 9116.470 28539.974 9116.470 28501.786 C 9116.470 28463.463 9107.735 28433.198 9090.266 28410.989 C 9072.933 28388.781 9049.371 28377.677 9019.579 28377.677 ZM 9019.579 28344.364 C 9062.100 28344.364 9096.089 28358.651 9121.548 28387.224 C 9147.006 28415.661 9159.735 28453.849 9159.735 28501.786 C 9159.735 28549.588 9147.006 28587.776 9121.548 28616.349 C 9096.089 28644.786 9062.100 28659.005 9019.579 28659.005 C 8976.923 28659.005 8942.798 28644.786 8917.204 28616.349 C 8891.746 28587.911 8879.016 28549.724 8879.016 28501.786 C 8879.016 28453.849 8891.746 28415.661 8917.204 28387.224 C 8942.798 28358.651 8976.923 28344.364 9019.579 28344.364 ZM 9210.893 28601.520 L 9253.752 28601.520 L 9253.752 28653.114 L 9210.893 28653.114 L 9210.893 28601.520 ZM 9521.322 28359.802 L 9521.322 28399.817 C 9505.749 28392.369 9491.056 28386.817 9477.244 28383.161 C 9463.431 28379.505 9450.093 28377.677 9437.228 28377.677 C 9414.884 28377.677 9397.619 28382.010 9385.431 28390.677 C 9373.379 28399.343 9367.353 28411.666 9367.353 28427.645 C 9367.353 28441.052 9371.348 28451.208 9379.338 28458.114 C 9387.463 28464.885 9402.765 28470.369 9425.244 28474.567 L 9450.025 28479.645 C 9480.629 28485.468 9503.176 28495.760 9517.666 28510.520 C 9532.291 28525.145 9539.603 28544.781 9539.603 28569.427 C 9539.603 28598.812 9529.718 28621.088 9509.947 28636.255 C 9490.311 28651.421 9461.468 28659.005 9423.416 28659.005 C 9409.061 28659.005 9393.759 28657.380 9377.509 28654.130 C 9361.395 28650.880 9344.671 28646.072 9327.338 28639.708 L 9327.338 28597.458 C 9343.994 28606.802 9360.311 28613.843 9376.291 28618.583 C 9392.270 28623.322 9407.978 28625.692 9423.416 28625.692 C 9446.843 28625.692 9464.921 28621.088 9477.650 28611.880 C 9490.379 28602.671 9496.744 28589.536 9496.744 28572.474 C 9496.744 28557.578 9492.140 28545.932 9482.931 28537.536 C 9473.858 28529.140 9458.895 28522.843 9438.041 28518.645 L 9413.056 28513.770 C 9382.452 28507.677 9360.311 28498.130 9346.634 28485.130 C 9332.957 28472.130 9326.119 28454.052 9326.119 28430.895 C 9326.119 28404.083 9335.530 28382.958 9354.353 28367.520 C 9373.311 28352.083 9399.379 28344.364 9432.556 28344.364 C 9446.775 28344.364 9461.265 28345.651 9476.025 28348.224 C 9490.785 28350.796 9505.884 28354.656 9521.322 28359.802 ZM 9562.044 28349.849 L 9606.122 28349.849 L 9690.216 28474.567 L 9773.700 28349.849 L 9817.778 28349.849 L 9710.528 28508.692 L 9710.528 28653.114 L 9669.294 28653.114 L 9669.294 28508.692 L 9562.044 28349.849 ZM 10039.657 28359.802 L 10039.657 28399.817 C 10024.085 28392.369 10009.392 28386.817 9995.579 28383.161 C 9981.767 28379.505 9968.428 28377.677 9955.564 28377.677 C 9933.220 28377.677 9915.954 28382.010 9903.767 28390.677 C 9891.715 28399.343 9885.689 28411.666 9885.689 28427.645 C 9885.689 28441.052 9889.683 28451.208 9897.673 28458.114 C 9905.798 28464.885 9921.100 28470.369 9943.579 28474.567 L 9968.361 28479.645 C 9998.965 28485.468 10021.512 28495.760 10036.001 28510.520 C 10050.626 28525.145 10057.939 28544.781 10057.939 28569.427 C 10057.939 28598.812 10048.053 28621.088 10028.282 28636.255 C 10008.647 28651.421 9979.803 28659.005 9941.751 28659.005 C 9927.397 28659.005 9912.095 28657.380 9895.845 28654.130 C 9879.730 28650.880 9863.006 28646.072 9845.673 28639.708 L 9845.673 28597.458 C 9862.329 28606.802 9878.647 28613.843 9894.626 28618.583 C 9910.605 28623.322 9926.314 28625.692 9941.751 28625.692 C 9965.178 28625.692 9983.256 28621.088 9995.986 28611.880 C 10008.715 28602.671 10015.079 28589.536 10015.079 28572.474 C 10015.079 28557.578 10010.475 28545.932 10001.267 28537.536 C 9992.194 28529.140 9977.230 28522.843 9956.376 28518.645 L 9931.392 28513.770 C 9900.788 28507.677 9878.647 28498.130 9864.970 28485.130 C 9851.293 28472.130 9844.454 28454.052 9844.454 28430.895 C 9844.454 28404.083 9853.866 28382.958 9872.689 28367.520 C 9891.647 28352.083 9917.715 28344.364 9950.892 28344.364 C 9965.111 28344.364 9979.600 28345.651 9994.361 28348.224 C 10009.121 28350.796 10024.220 28354.656 10039.657 28359.802 Z">
                <!-- 270 nodes -->
              </draw:path>
              <draw:path id="text60" draw:style-name="style2" draw:layer="layout" svg:x="-0.000cm" svg:y="0.019cm" svg:width="6.285cm" svg:height="17.221cm" svg:viewBox="0.0 0.0 6284.562 17221.050" svg:d="M 3816.078 15448.214 L 3816.078 15584.964 L 3897.078 15584.964 C 3924.245 15584.964 3944.328 15579.381 3957.328 15568.214 C 3970.495 15556.881 3977.078 15539.631 3977.078 15516.464 C 3977.078 15493.131 3970.495 15475.964 3957.328 15464.964 C 3944.328 15453.797 3924.245 15448.214 3897.078 15448.214 L 3816.078 15448.214 ZM 3816.078 15294.714 L 3816.078 15407.214 L 3890.828 15407.214 C 3915.495 15407.214 3933.828 15402.631 3945.828 15393.464 C 3957.995 15384.131 3964.078 15369.964 3964.078 15350.964 C 3964.078 15332.131 3957.995 15318.047 3945.828 15308.714 C 3933.828 15299.381 3915.495 15294.714 3890.828 15294.714 L 3816.078 15294.714 ZM 3765.578 15253.214 L 3894.578 15253.214 C 3933.078 15253.214 3962.745 15261.214 3983.578 15277.214 C 4004.411 15293.214 4014.828 15315.964 4014.828 15345.464 C 4014.828 15368.297 4009.495 15386.464 3998.828 15399.964 C 3988.161 15413.464 3972.495 15421.881 3951.828 15425.214 C 3976.661 15430.547 3995.911 15441.714 4009.578 15458.714 C 4023.411 15475.547 4030.328 15496.631 4030.328 15521.964 C 4030.328 15555.297 4018.995 15581.047 3996.328 15599.214 C 3973.661 15617.381 3941.411 15626.464 3899.578 15626.464 L 3765.578 15626.464 L 3765.578 15253.214 ZM 4116.810 15253.214 L 4167.310 15253.214 L 4167.310 15626.464 L 4116.810 15626.464 L 4116.810 15253.214 ZM 4419.350 15287.464 C 4382.683 15287.464 4353.517 15301.131 4331.850 15328.464 C 4310.350 15355.797 4299.600 15393.047 4299.600 15440.214 C 4299.600 15487.214 4310.350 15524.381 4331.850 15551.714 C 4353.517 15579.047 4382.683 15592.714 4419.350 15592.714 C 4456.017 15592.714 4485.017 15579.047 4506.350 15551.714 C 4527.850 15524.381 4538.600 15487.214 4538.600 15440.214 C 4538.600 15393.047 4527.850 15355.797 4506.350 15328.464 C 4485.017 15301.131 4456.017 15287.464 4419.350 15287.464 ZM 4419.350 15246.464 C 4471.683 15246.464 4513.517 15264.047 4544.850 15299.214 C 4576.183 15334.214 4591.850 15381.214 4591.850 15440.214 C 4591.850 15499.047 4576.183 15546.047 4544.850 15581.214 C 4513.517 15616.214 4471.683 15633.714 4419.350 15633.714 C 4366.850 15633.714 4324.850 15616.214 4293.350 15581.214 C 4262.017 15546.214 4246.350 15499.214 4246.350 15440.214 C 4246.350 15381.214 4262.017 15334.214 4293.350 15299.214 C 4324.850 15264.047 4366.850 15246.464 4419.350 15246.464 ZM 4894.544 15265.464 L 4894.544 15314.714 C 4875.377 15305.547 4857.294 15298.714 4840.294 15294.214 C 4823.294 15289.714 4806.877 15287.464 4791.044 15287.464 C 4763.544 15287.464 4742.294 15292.797 4727.294 15303.464 C 4712.461 15314.131 4705.044 15329.297 4705.044 15348.964 C 4705.044 15365.464 4709.961 15377.964 4719.794 15386.464 C 4729.794 15394.797 4748.627 15401.547 4776.294 15406.714 L 4806.794 15412.964 C 4844.461 15420.131 4872.211 15432.797 4890.044 15450.964 C 4908.044 15468.964 4917.044 15493.131 4917.044 15523.464 C 4917.044 15559.631 4904.877 15587.047 4880.544 15605.714 C 4856.377 15624.381 4820.877 15633.714 4774.044 15633.714 C 4756.377 15633.714 4737.544 15631.714 4717.544 15627.714 C 4697.711 15623.714 4677.127 15617.797 4655.794 15609.964 L 4655.794 15557.964 C 4676.294 15569.464 4696.377 15578.131 4716.044 15583.964 C 4735.711 15589.797 4755.044 15592.714 4774.044 15592.714 C 4802.877 15592.714 4825.127 15587.047 4840.794 15575.714 C 4856.461 15564.381 4864.294 15548.214 4864.294 15527.214 C 4864.294 15508.881 4858.627 15494.547 4847.294 15484.214 C 4836.127 15473.881 4817.711 15466.131 4792.044 15460.964 L 4761.294 15454.964 C 4723.627 15447.464 4696.377 15435.714 4679.544 15419.714 C 4662.711 15403.714 4654.294 15381.464 4654.294 15352.964 C 4654.294 15319.964 4665.877 15293.964 4689.044 15274.964 C 4712.377 15255.964 4744.461 15246.464 4785.294 15246.464 C 4802.794 15246.464 4820.627 15248.047 4838.794 15251.214 C 4856.961 15254.381 4875.544 15259.131 4894.544 15265.464 ZM 5209.230 15294.714 L 5209.230 15584.964 L 5270.230 15584.964 C 5321.730 15584.964 5359.397 15573.297 5383.230 15549.964 C 5407.230 15526.631 5419.230 15489.797 5419.230 15439.464 C 5419.230 15389.464 5407.230 15352.881 5383.230 15329.714 C 5359.397 15306.381 5321.730 15294.714 5270.230 15294.714 L 5209.230 15294.714 ZM 5158.730 15253.214 L 5262.480 15253.214 C 5334.813 15253.214 5387.897 15268.297 5421.730 15298.464 C 5455.563 15328.464 5472.480 15375.464 5472.480 15439.464 C 5472.480 15503.797 5455.480 15551.047 5421.480 15581.214 C 5387.480 15611.381 5334.480 15626.464 5262.480 15626.464 L 5158.730 15626.464 L 5158.730 15253.214 ZM 5678.220 15485.714 C 5641.053 15485.714 5615.303 15489.964 5600.970 15498.464 C 5586.637 15506.964 5579.470 15521.464 5579.470 15541.964 C 5579.470 15558.297 5584.803 15571.297 5595.470 15580.964 C 5606.303 15590.464 5620.970 15595.214 5639.470 15595.214 C 5664.970 15595.214 5685.387 15586.214 5700.720 15568.214 C 5716.220 15550.047 5723.970 15525.964 5723.970 15495.964 L 5723.970 15485.714 L 5678.220 15485.714 ZM 5769.970 15466.714 L 5769.970 15626.464 L 5723.970 15626.464 L 5723.970 15583.964 C 5713.470 15600.964 5700.387 15613.547 5684.720 15621.714 C 5669.053 15629.714 5649.887 15633.714 5627.220 15633.714 C 5598.553 15633.714 5575.720 15625.714 5558.720 15609.714 C 5541.887 15593.547 5533.470 15571.964 5533.470 15544.964 C 5533.470 15513.464 5543.970 15489.714 5564.970 15473.714 C 5586.137 15457.714 5617.637 15449.714 5659.470 15449.714 L 5723.970 15449.714 L 5723.970 15445.214 C 5723.970 15424.047 5716.970 15407.714 5702.970 15396.214 C 5689.137 15384.547 5669.637 15378.714 5644.470 15378.714 C 5628.470 15378.714 5612.887 15380.631 5597.720 15384.464 C 5582.553 15388.297 5567.970 15394.047 5553.970 15401.714 L 5553.970 15359.214 C 5570.803 15352.714 5587.137 15347.881 5602.970 15344.714 C 5618.803 15341.381 5634.220 15339.714 5649.220 15339.714 C 5689.720 15339.714 5719.970 15350.214 5739.970 15371.214 C 5759.970 15392.214 5769.970 15424.047 5769.970 15466.714 ZM 5910.326 15266.964 L 5910.326 15346.464 L 6005.076 15346.464 L 6005.076 15382.214 L 5910.326 15382.214 L 5910.326 15534.214 C 5910.326 15557.047 5913.409 15571.714 5919.576 15578.214 C 5925.909 15584.714 5938.659 15587.964 5957.826 15587.964 L 6005.076 15587.964 L 6005.076 15626.464 L 5957.826 15626.464 C 5922.326 15626.464 5897.826 15619.881 5884.326 15606.714 C 5870.826 15593.381 5864.076 15569.214 5864.076 15534.214 L 5864.076 15382.214 L 5830.326 15382.214 L 5830.326 15346.464 L 5864.076 15346.464 L 5864.076 15266.964 L 5910.326 15266.964 ZM 6192.780 15485.714 C 6155.613 15485.714 6129.863 15489.964 6115.530 15498.464 C 6101.197 15506.964 6094.030 15521.464 6094.030 15541.964 C 6094.030 15558.297 6099.363 15571.297 6110.030 15580.964 C 6120.863 15590.464 6135.530 15595.214 6154.030 15595.214 C 6179.530 15595.214 6199.947 15586.214 6215.280 15568.214 C 6230.780 15550.047 6238.530 15525.964 6238.530 15495.964 L 6238.530 15485.714 L 6192.780 15485.714 ZM 6284.530 15466.714 L 6284.530 15626.464 L 6238.530 15626.464 L 6238.530 15583.964 C 6228.030 15600.964 6214.947 15613.547 6199.280 15621.714 C 6183.613 15629.714 6164.447 15633.714 6141.780 15633.714 C 6113.113 15633.714 6090.280 15625.714 6073.280 15609.714 C 6056.447 15593.547 6048.030 15571.964 6048.030 15544.964 C 6048.030 15513.464 6058.530 15489.714 6079.530 15473.714 C 6100.697 15457.714 6132.197 15449.714 6174.030 15449.714 L 6238.530 15449.714 L 6238.530 15445.214 C 6238.530 15424.047 6231.530 15407.714 6217.530 15396.214 C 6203.697 15384.547 6184.197 15378.714 6159.030 15378.714 C 6143.030 15378.714 6127.447 15380.631 6112.280 15384.464 C 6097.113 15388.297 6082.530 15394.047 6068.530 15401.714 L 6068.530 15359.214 C 6085.363 15352.714 6101.697 15347.881 6117.530 15344.714 C 6133.363 15341.381 6148.780 15339.714 6163.780 15339.714 C 6204.280 15339.714 6234.530 15350.214 6254.530 15371.214 C 6274.530 15392.214 6284.530 15424.047 6284.530 15466.714 ZM 164.218 53.654 L 378.718 53.654 L 378.718 96.154 L 214.718 96.154 L 214.718 206.154 L 362.718 206.154 L 362.718 248.654 L 214.718 248.654 L 214.718 426.904 L 164.218 426.904 L 164.218 53.654 ZM 458.618 53.654 L 673.118 53.654 L 673.118 96.154 L 509.118 96.154 L 509.118 206.154 L 657.118 206.154 L 657.118 248.654 L 509.118 248.654 L 509.118 426.904 L 458.618 426.904 L 458.618 53.654 ZM 753.018 53.654 L 967.518 53.654 L 967.518 96.154 L 803.518 96.154 L 803.518 206.154 L 951.518 206.154 L 951.518 248.654 L 803.518 248.654 L 803.518 426.904 L 753.018 426.904 L 753.018 53.654 ZM 1047.418 53.654 L 1261.918 53.654 L 1261.918 96.154 L 1097.918 96.154 L 1097.918 206.154 L 1245.918 206.154 L 1245.918 248.654 L 1097.918 248.654 L 1097.918 426.904 L 1047.418 426.904 L 1047.418 53.654 ZM 1343.349 53.654 L 1557.849 53.654 L 1557.849 96.154 L 1393.849 96.154 L 1393.849 206.154 L 1541.849 206.154 L 1541.849 248.654 L 1393.849 248.654 L 1393.849 426.904 L 1343.349 426.904 L 1343.349 53.654 ZM 1868.499 257.904 L 1868.499 426.904 L 1822.499 426.904 L 1822.499 259.404 C 1822.499 232.904 1817.333 213.070 1806.999 199.904 C 1796.666 186.737 1781.166 180.154 1760.499 180.154 C 1735.666 180.154 1716.083 188.070 1701.749 203.904 C 1687.416 219.737 1680.249 241.320 1680.249 268.654 L 1680.249 426.904 L 1633.999 426.904 L 1633.999 37.904 L 1680.249 37.904 L 1680.249 190.404 C 1691.249 173.570 1704.166 160.987 1718.999 152.654 C 1733.999 144.320 1751.249 140.154 1770.749 140.154 C 1802.916 140.154 1827.249 150.154 1843.749 170.154 C 1860.249 189.987 1868.499 219.237 1868.499 257.904 ZM 178.156 5699.364 L 109.656 5885.114 L 246.906 5885.114 L 178.156 5699.364 ZM 149.656 5649.614 L 206.906 5649.614 L 349.156 6022.864 L 296.656 6022.864 L 262.656 5927.114 L 94.406 5927.114 L 60.406 6022.864 L 7.156 6022.864 L 149.656 5649.614 ZM 516.114 5682.864 C 490.114 5682.864 470.530 5695.698 457.364 5721.364 C 444.364 5746.864 437.864 5785.281 437.864 5836.614 C 437.864 5887.781 444.364 5926.198 457.364 5951.864 C 470.530 5977.364 490.114 5990.114 516.114 5990.114 C 542.280 5990.114 561.864 5977.364 574.864 5951.864 C 588.030 5926.198 594.614 5887.781 594.614 5836.614 C 594.614 5785.281 588.030 5746.864 574.864 5721.364 C 561.864 5695.698 542.280 5682.864 516.114 5682.864 ZM 516.114 5642.864 C 557.947 5642.864 589.864 5659.448 611.864 5692.614 C 634.030 5725.614 645.114 5773.614 645.114 5836.614 C 645.114 5899.448 634.030 5947.448 611.864 5980.614 C 589.864 6013.614 557.947 6030.114 516.114 6030.114 C 474.280 6030.114 442.280 6013.614 420.114 5980.614 C 398.114 5947.448 387.114 5899.448 387.114 5836.614 C 387.114 5773.614 398.114 5725.614 420.114 5692.614 C 442.280 5659.448 474.280 5642.864 516.114 5642.864 ZM 841.746 5682.864 C 815.746 5682.864 796.162 5695.698 782.996 5721.364 C 769.996 5746.864 763.496 5785.281 763.496 5836.614 C 763.496 5887.781 769.996 5926.198 782.996 5951.864 C 796.162 5977.364 815.746 5990.114 841.746 5990.114 C 867.912 5990.114 887.496 5977.364 900.496 5951.864 C 913.662 5926.198 920.246 5887.781 920.246 5836.614 C 920.246 5785.281 913.662 5746.864 900.496 5721.364 C 887.496 5695.698 867.912 5682.864 841.746 5682.864 ZM 841.746 5642.864 C 883.579 5642.864 915.496 5659.448 937.496 5692.614 C 959.662 5725.614 970.746 5773.614 970.746 5836.614 C 970.746 5899.448 959.662 5947.448 937.496 5980.614 C 915.496 6013.614 883.579 6030.114 841.746 6030.114 C 799.912 6030.114 767.912 6013.614 745.746 5980.614 C 723.746 5947.448 712.746 5899.448 712.746 5836.614 C 712.746 5773.614 723.746 5725.614 745.746 5692.614 C 767.912 5659.448 799.912 5642.864 841.746 5642.864 ZM 1167.378 5682.864 C 1141.378 5682.864 1121.794 5695.698 1108.628 5721.364 C 1095.628 5746.864 1089.128 5785.281 1089.128 5836.614 C 1089.128 5887.781 1095.628 5926.198 1108.628 5951.864 C 1121.794 5977.364 1141.378 5990.114 1167.378 5990.114 C 1193.544 5990.114 1213.128 5977.364 1226.128 5951.864 C 1239.294 5926.198 1245.878 5887.781 1245.878 5836.614 C 1245.878 5785.281 1239.294 5746.864 1226.128 5721.364 C 1213.128 5695.698 1193.544 5682.864 1167.378 5682.864 ZM 1167.378 5642.864 C 1209.211 5642.864 1241.128 5659.448 1263.128 5692.614 C 1285.294 5725.614 1296.378 5773.614 1296.378 5836.614 C 1296.378 5899.448 1285.294 5947.448 1263.128 5980.614 C 1241.128 6013.614 1209.211 6030.114 1167.378 6030.114 C 1125.544 6030.114 1093.544 6013.614 1071.378 5980.614 C 1049.378 5947.448 1038.378 5899.448 1038.378 5836.614 C 1038.378 5773.614 1049.378 5725.614 1071.378 5692.614 C 1093.544 5659.448 1125.544 5642.864 1167.378 5642.864 ZM 1493.010 5682.864 C 1467.010 5682.864 1447.426 5695.698 1434.260 5721.364 C 1421.260 5746.864 1414.760 5785.281 1414.760 5836.614 C 1414.760 5887.781 1421.260 5926.198 1434.260 5951.864 C 1447.426 5977.364 1467.010 5990.114 1493.010 5990.114 C 1519.176 5990.114 1538.760 5977.364 1551.760 5951.864 C 1564.926 5926.198 1571.510 5887.781 1571.510 5836.614 C 1571.510 5785.281 1564.926 5746.864 1551.760 5721.364 C 1538.760 5695.698 1519.176 5682.864 1493.010 5682.864 ZM 1493.010 5642.864 C 1534.843 5642.864 1566.760 5659.448 1588.760 5692.614 C 1610.926 5725.614 1622.010 5773.614 1622.010 5836.614 C 1622.010 5899.448 1610.926 5947.448 1588.760 5980.614 C 1566.760 6013.614 1534.843 6030.114 1493.010 6030.114 C 1451.176 6030.114 1419.176 6013.614 1397.010 5980.614 C 1375.010 5947.448 1364.010 5899.448 1364.010 5836.614 C 1364.010 5773.614 1375.010 5725.614 1397.010 5692.614 C 1419.176 5659.448 1451.176 5642.864 1493.010 5642.864 ZM 1936.892 5853.864 L 1936.892 6022.864 L 1890.892 6022.864 L 1890.892 5855.364 C 1890.892 5828.864 1885.725 5809.031 1875.392 5795.864 C 1865.058 5782.698 1849.558 5776.114 1828.892 5776.114 C 1804.058 5776.114 1784.475 5784.031 1770.142 5799.864 C 1755.808 5815.698 1748.642 5837.281 1748.642 5864.614 L 1748.642 6022.864 L 1702.392 6022.864 L 1702.392 5633.864 L 1748.642 5633.864 L 1748.642 5786.364 C 1759.642 5769.531 1772.558 5756.948 1787.392 5748.614 C 1802.392 5740.281 1819.642 5736.114 1839.142 5736.114 C 1871.308 5736.114 1895.642 5746.114 1912.142 5766.114 C 1928.642 5785.948 1936.892 5815.198 1936.892 5853.864 ZM 128.968 16911.704 C 102.968 16911.704 83.385 16924.537 70.218 16950.204 C 57.218 16975.704 50.718 17014.121 50.718 17065.454 C 50.718 17116.621 57.218 17155.037 70.218 17180.704 C 83.385 17206.204 102.968 17218.954 128.968 17218.954 C 155.135 17218.954 174.718 17206.204 187.718 17180.704 C 200.885 17155.037 207.468 17116.621 207.468 17065.454 C 207.468 17014.121 200.885 16975.704 187.718 16950.204 C 174.718 16924.537 155.135 16911.704 128.968 16911.704 ZM 128.968 16871.704 C 170.802 16871.704 202.718 16888.287 224.718 16921.454 C 246.885 16954.454 257.968 17002.454 257.968 17065.454 C 257.968 17128.287 246.885 17176.287 224.718 17209.454 C 202.718 17242.454 170.802 17258.954 128.968 17258.954 C 87.135 17258.954 55.135 17242.454 32.968 17209.454 C 10.968 17176.287 0.000 17128.287 0.000 17065.454 C 0.000 17002.454 10.968 16954.454 32.968 16921.454 C 55.135 16888.287 87.135 16871.704 128.968 16871.704 ZM 454.600 16911.704 C 428.600 16911.704 409.017 16924.537 395.850 16950.204 C 382.850 16975.704 376.350 17014.121 376.350 17065.454 C 376.350 17116.621 382.850 17155.037 395.850 17180.704 C 409.017 17206.204 428.600 17218.954 454.600 17218.954 C 480.767 17218.954 500.350 17206.204 513.350 17180.704 C 526.517 17155.037 533.100 17116.621 533.100 17065.454 C 533.100 17014.121 526.517 16975.704 513.350 16950.204 C 500.350 16924.537 480.767 16911.704 454.600 16911.704 ZM 454.600 16871.704 C 496.434 16871.704 528.350 16888.287 550.350 16921.454 C 572.517 16954.454 583.600 17002.454 583.600 17065.454 C 583.600 17128.287 572.517 17176.287 550.350 17209.454 C 528.350 17242.454 496.434 17258.954 454.600 17258.954 C 412.767 17258.954 380.767 17242.454 358.600 17209.454 C 336.600 17176.287 325.600 17128.287 325.600 17065.454 C 325.600 17002.454 336.600 16954.454 358.600 16921.454 C 380.767 16888.287 412.767 16871.704 454.600 16871.704 ZM 780.232 16911.704 C 754.232 16911.704 734.649 16924.537 721.482 16950.204 C 708.482 16975.704 701.982 17014.121 701.982 17065.454 C 701.982 17116.621 708.482 17155.037 721.482 17180.704 C 734.649 17206.204 754.232 17218.954 780.232 17218.954 C 806.399 17218.954 825.982 17206.204 838.982 17180.704 C 852.149 17155.037 858.732 17116.621 858.732 17065.454 C 858.732 17014.121 852.149 16975.704 838.982 16950.204 C 825.982 16924.537 806.399 16911.704 780.232 16911.704 ZM 780.232 16871.704 C 822.065 16871.704 853.982 16888.287 875.982 16921.454 C 898.149 16954.454 909.232 17002.454 909.232 17065.454 C 909.232 17128.287 898.149 17176.287 875.982 17209.454 C 853.982 17242.454 822.065 17258.954 780.232 17258.954 C 738.399 17258.954 706.399 17242.454 684.232 17209.454 C 662.232 17176.287 651.232 17128.287 651.232 17065.454 C 651.232 17002.454 662.232 16954.454 684.232 16921.454 C 706.399 16888.287 738.399 16871.704 780.232 16871.704 ZM 1105.864 16911.704 C 1079.864 16911.704 1060.281 16924.537 1047.114 16950.204 C 1034.114 16975.704 1027.614 17014.121 1027.614 17065.454 C 1027.614 17116.621 1034.114 17155.037 1047.114 17180.704 C 1060.281 17206.204 1079.864 17218.954 1105.864 17218.954 C 1132.031 17218.954 1151.614 17206.204 1164.614 17180.704 C 1177.781 17155.037 1184.364 17116.621 1184.364 17065.454 C 1184.364 17014.121 1177.781 16975.704 1164.614 16950.204 C 1151.614 16924.537 1132.031 16911.704 1105.864 16911.704 ZM 1105.864 16871.704 C 1147.697 16871.704 1179.614 16888.287 1201.614 16921.454 C 1223.781 16954.454 1234.864 17002.454 1234.864 17065.454 C 1234.864 17128.287 1223.781 17176.287 1201.614 17209.454 C 1179.614 17242.454 1147.697 17258.954 1105.864 17258.954 C 1064.031 17258.954 1032.031 17242.454 1009.864 17209.454 C 987.864 17176.287 976.864 17128.287 976.864 17065.454 C 976.864 17002.454 987.864 16954.454 1009.864 16921.454 C 1032.031 16888.287 1064.031 16871.704 1105.864 16871.704 ZM 1431.496 16911.704 C 1405.496 16911.704 1385.913 16924.537 1372.746 16950.204 C 1359.746 16975.704 1353.246 17014.121 1353.246 17065.454 C 1353.246 17116.621 1359.746 17155.037 1372.746 17180.704 C 1385.913 17206.204 1405.496 17218.954 1431.496 17218.954 C 1457.663 17218.954 1477.246 17206.204 1490.246 17180.704 C 1503.413 17155.037 1509.996 17116.621 1509.996 17065.454 C 1509.996 17014.121 1503.413 16975.704 1490.246 16950.204 C 1477.246 16924.537 1457.663 16911.704 1431.496 16911.704 ZM 1431.496 16871.704 C 1473.330 16871.704 1505.246 16888.287 1527.246 16921.454 C 1549.413 16954.454 1560.496 17002.454 1560.496 17065.454 C 1560.496 17128.287 1549.413 17176.287 1527.246 17209.454 C 1505.246 17242.454 1473.330 17258.954 1431.496 17258.954 C 1389.663 17258.954 1357.663 17242.454 1335.496 17209.454 C 1313.496 17176.287 1302.496 17128.287 1302.496 17065.454 C 1302.496 17002.454 1313.496 16954.454 1335.496 16921.454 C 1357.663 16888.287 1389.663 16871.704 1431.496 16871.704 ZM 1875.378 17082.704 L 1875.378 17251.704 L 1829.378 17251.704 L 1829.378 17084.204 C 1829.378 17057.704 1824.212 17037.871 1813.878 17024.704 C 1803.545 17011.537 1788.045 17004.954 1767.378 17004.954 C 1742.545 17004.954 1722.962 17012.871 1708.628 17028.704 C 1694.295 17044.537 1687.128 17066.121 1687.128 17093.454 L 1687.128 17251.704 L 1640.878 17251.704 L 1640.878 16862.704 L 1687.128 16862.704 L 1687.128 17015.204 C 1698.128 16998.371 1711.045 16985.787 1725.878 16977.454 C 1740.878 16969.121 1758.128 16964.954 1777.628 16964.954 C 1809.795 16964.954 1834.128 16974.954 1850.628 16994.954 C 1867.128 17014.787 1875.378 17044.037 1875.378 17082.704 Z">
                <!-- 456 nodes -->
              </draw:path>
              <draw:path id="text66" draw:style-name="style2" draw:layer="layout" svg:x="9.305cm" svg:y="2.710cm" svg:width="6.369cm" svg:height="6.608cm" svg:viewBox="0.0 0.0 6369.162 6608.392" svg:d="M 18672.258 5492.407 L 18672.258 5855.220 L 18748.508 5855.220 C 18812.883 5855.220 18859.966 5840.636 18889.758 5811.470 C 18919.758 5782.303 18934.758 5736.261 18934.758 5673.345 C 18934.758 5610.845 18919.758 5565.116 18889.758 5536.157 C 18859.966 5506.991 18812.883 5492.407 18748.508 5492.407 L 18672.258 5492.407 ZM 18609.133 5440.532 L 18738.820 5440.532 C 18829.237 5440.532 18895.591 5459.386 18937.883 5497.095 C 18980.174 5534.595 19001.320 5593.345 19001.320 5673.345 C 19001.320 5753.761 18980.070 5812.824 18937.570 5850.532 C 18895.070 5888.241 18828.820 5907.095 18738.820 5907.095 L 18609.133 5907.095 L 18609.133 5440.532 ZM 19398.808 5717.720 L 19398.808 5745.845 L 19134.433 5745.845 C 19136.933 5785.428 19148.808 5815.636 19170.058 5836.470 C 19191.516 5857.095 19221.308 5867.407 19259.433 5867.407 C 19281.516 5867.407 19302.870 5864.699 19323.495 5859.282 C 19344.328 5853.866 19364.953 5845.741 19385.370 5834.907 L 19385.370 5889.282 C 19364.745 5898.032 19343.599 5904.699 19321.933 5909.282 C 19300.266 5913.866 19278.287 5916.157 19255.995 5916.157 C 19200.162 5916.157 19155.891 5899.907 19123.183 5867.407 C 19090.683 5834.907 19074.433 5790.949 19074.433 5735.532 C 19074.433 5678.241 19089.849 5632.824 19120.683 5599.282 C 19151.724 5565.532 19193.495 5548.657 19245.995 5548.657 C 19293.078 5548.657 19330.266 5563.866 19357.558 5594.282 C 19385.058 5624.491 19398.808 5665.636 19398.808 5717.720 ZM 19341.308 5700.845 C 19340.891 5669.386 19332.037 5644.282 19314.745 5625.532 C 19297.662 5606.782 19274.953 5597.407 19246.620 5597.407 C 19214.537 5597.407 19188.808 5606.470 19169.433 5624.595 C 19150.266 5642.720 19139.224 5668.241 19136.308 5701.157 L 19341.308 5700.845 ZM 19451.783 5557.095 L 19512.720 5557.095 L 19622.095 5850.845 L 19731.470 5557.095 L 19792.407 5557.095 L 19661.158 5907.095 L 19583.033 5907.095 L 19451.783 5557.095 ZM 19871.913 5557.095 L 19929.413 5557.095 L 19929.413 5907.095 L 19871.913 5907.095 L 19871.913 5557.095 ZM 19871.913 5420.845 L 19929.413 5420.845 L 19929.413 5493.657 L 19871.913 5493.657 L 19871.913 5420.845 ZM 20301.708 5570.532 L 20301.708 5624.282 C 20285.458 5615.324 20269.103 5608.657 20252.645 5604.282 C 20236.395 5599.699 20219.937 5597.407 20203.270 5597.407 C 20165.978 5597.407 20137.020 5609.282 20116.395 5633.032 C 20095.770 5656.574 20085.458 5689.699 20085.458 5732.407 C 20085.458 5775.116 20095.770 5808.345 20116.395 5832.095 C 20137.020 5855.636 20165.978 5867.407 20203.270 5867.407 C 20219.937 5867.407 20236.395 5865.220 20252.645 5860.845 C 20269.103 5856.261 20285.458 5849.491 20301.708 5840.532 L 20301.708 5893.657 C 20285.666 5901.157 20268.999 5906.782 20251.708 5910.532 C 20234.624 5914.282 20216.395 5916.157 20197.020 5916.157 C 20144.312 5916.157 20102.437 5899.595 20071.395 5866.470 C 20040.353 5833.345 20024.833 5788.657 20024.833 5732.407 C 20024.833 5675.324 20040.458 5630.428 20071.708 5597.720 C 20103.166 5565.011 20146.187 5548.657 20200.770 5548.657 C 20218.478 5548.657 20235.770 5550.532 20252.645 5554.282 C 20269.520 5557.824 20285.874 5563.241 20301.708 5570.532 ZM 20701.208 5717.720 L 20701.208 5745.845 L 20436.833 5745.845 C 20439.333 5785.428 20451.208 5815.636 20472.458 5836.470 C 20493.916 5857.095 20523.708 5867.407 20561.833 5867.407 C 20583.916 5867.407 20605.270 5864.699 20625.895 5859.282 C 20646.728 5853.866 20667.353 5845.741 20687.770 5834.907 L 20687.770 5889.282 C 20667.145 5898.032 20645.999 5904.699 20624.333 5909.282 C 20602.666 5913.866 20580.687 5916.157 20558.395 5916.157 C 20502.562 5916.157 20458.291 5899.907 20425.583 5867.407 C 20393.083 5834.907 20376.833 5790.949 20376.833 5735.532 C 20376.833 5678.241 20392.249 5632.824 20423.083 5599.282 C 20454.124 5565.532 20495.895 5548.657 20548.395 5548.657 C 20595.478 5548.657 20632.666 5563.866 20659.958 5594.282 C 20687.458 5624.491 20701.208 5665.636 20701.208 5717.720 ZM 20643.708 5700.845 C 20643.291 5669.386 20634.437 5644.282 20617.145 5625.532 C 20600.062 5606.782 20577.353 5597.407 20549.020 5597.407 C 20516.937 5597.407 20491.208 5606.470 20471.833 5624.595 C 20452.666 5642.720 20441.624 5668.241 20438.708 5701.157 L 20643.708 5700.845 ZM 21018.558 5567.407 L 21018.558 5621.782 C 21002.308 5613.449 20985.433 5607.199 20967.933 5603.032 C 20950.433 5598.866 20932.308 5596.782 20913.558 5596.782 C 20885.016 5596.782 20863.558 5601.157 20849.183 5609.907 C 20835.016 5618.657 20827.933 5631.782 20827.933 5649.282 C 20827.933 5662.616 20833.037 5673.136 20843.245 5680.845 C 20853.453 5688.345 20873.974 5695.532 20904.808 5702.407 L 20924.495 5706.782 C 20965.328 5715.532 20994.287 5727.928 21011.370 5743.970 C 21028.662 5759.803 21037.308 5781.991 21037.308 5810.532 C 21037.308 5843.032 21024.391 5868.761 20998.558 5887.720 C 20972.933 5906.678 20937.620 5916.157 20892.620 5916.157 C 20873.870 5916.157 20854.287 5914.282 20833.870 5910.532 C 20813.662 5906.991 20792.308 5901.574 20769.808 5894.282 L 20769.808 5834.907 C 20791.058 5845.949 20811.995 5854.282 20832.620 5859.907 C 20853.245 5865.324 20873.662 5868.032 20893.870 5868.032 C 20920.953 5868.032 20941.787 5863.449 20956.370 5854.282 C 20970.953 5844.907 20978.245 5831.782 20978.245 5814.907 C 20978.245 5799.282 20972.933 5787.303 20962.308 5778.970 C 20951.891 5770.636 20928.870 5762.616 20893.245 5754.907 L 20873.245 5750.220 C 20837.620 5742.720 20811.891 5731.261 20796.058 5715.845 C 20780.224 5700.220 20772.308 5678.866 20772.308 5651.782 C 20772.308 5618.866 20783.974 5593.449 20807.308 5575.532 C 20830.641 5557.616 20863.766 5548.657 20906.683 5548.657 C 20927.933 5548.657 20947.933 5550.220 20966.683 5553.345 C 20985.433 5556.470 21002.724 5561.157 21018.558 5567.407 ZM 21604.892 5624.282 C 21619.267 5598.449 21636.455 5579.386 21656.455 5567.095 C 21676.455 5554.803 21699.997 5548.657 21727.080 5548.657 C 21763.538 5548.657 21791.663 5561.470 21811.455 5587.095 C 21831.247 5612.511 21841.142 5648.761 21841.142 5695.845 L 21841.142 5907.095 L 21783.330 5907.095 L 21783.330 5697.720 C 21783.330 5664.178 21777.392 5639.282 21765.517 5623.032 C 21753.642 5606.782 21735.517 5598.657 21711.142 5598.657 C 21681.351 5598.657 21657.809 5608.553 21640.517 5628.345 C 21623.226 5648.136 21614.580 5675.116 21614.580 5709.282 L 21614.580 5907.095 L 21556.767 5907.095 L 21556.767 5697.720 C 21556.767 5663.970 21550.830 5639.074 21538.955 5623.032 C 21527.080 5606.782 21508.747 5598.657 21483.955 5598.657 C 21454.580 5598.657 21431.247 5608.657 21413.955 5628.657 C 21396.663 5648.449 21388.017 5675.324 21388.017 5709.282 L 21388.017 5907.095 L 21330.205 5907.095 L 21330.205 5557.095 L 21388.017 5557.095 L 21388.017 5611.470 C 21401.142 5590.011 21416.872 5574.178 21435.205 5563.970 C 21453.538 5553.761 21475.309 5548.657 21500.517 5548.657 C 21525.934 5548.657 21547.497 5555.116 21565.205 5568.032 C 21583.122 5580.949 21596.351 5599.699 21604.892 5624.282 ZM 22114.815 5731.157 C 22068.356 5731.157 22036.169 5736.470 22018.252 5747.095 C 22000.336 5757.720 21991.377 5775.845 21991.377 5801.470 C 21991.377 5821.886 21998.044 5838.136 22011.377 5850.220 C 22024.919 5862.095 22043.252 5868.032 22066.377 5868.032 C 22098.252 5868.032 22123.773 5856.782 22142.940 5834.282 C 22162.315 5811.574 22172.002 5781.470 22172.002 5743.970 L 22172.002 5731.157 L 22114.815 5731.157 ZM 22229.502 5707.407 L 22229.502 5907.095 L 22172.002 5907.095 L 22172.002 5853.970 C 22158.877 5875.220 22142.523 5890.949 22122.940 5901.157 C 22103.356 5911.157 22079.398 5916.157 22051.065 5916.157 C 22015.231 5916.157 21986.690 5906.157 21965.440 5886.157 C 21944.398 5865.949 21933.877 5838.970 21933.877 5805.220 C 21933.877 5765.845 21947.002 5736.157 21973.252 5716.157 C 21999.711 5696.157 22039.086 5686.157 22091.377 5686.157 L 22172.002 5686.157 L 22172.002 5680.532 C 22172.002 5654.074 22163.252 5633.657 22145.752 5619.282 C 22128.461 5604.699 22104.086 5597.407 22072.627 5597.407 C 22052.627 5597.407 22033.148 5599.803 22014.190 5604.595 C 21995.231 5609.386 21977.002 5616.574 21959.502 5626.157 L 21959.502 5573.032 C 21980.544 5564.907 22000.961 5558.866 22020.752 5554.907 C 22040.544 5550.741 22059.815 5548.657 22078.565 5548.657 C 22129.190 5548.657 22167.002 5561.782 22192.002 5588.032 C 22217.002 5614.282 22229.502 5654.074 22229.502 5707.407 ZM 22403.698 5854.595 L 22403.698 6040.220 L 22345.885 6040.220 L 22345.885 5557.095 L 22403.698 5557.095 L 22403.698 5610.220 C 22415.781 5589.386 22430.989 5573.970 22449.323 5563.970 C 22467.864 5553.761 22489.948 5548.657 22515.573 5548.657 C 22558.073 5548.657 22592.552 5565.532 22619.010 5599.282 C 22645.677 5633.032 22659.010 5677.407 22659.010 5732.407 C 22659.010 5787.407 22645.677 5831.782 22619.010 5865.532 C 22592.552 5899.282 22558.073 5916.157 22515.573 5916.157 C 22489.948 5916.157 22467.864 5911.157 22449.323 5901.157 C 22430.989 5890.949 22415.781 5875.428 22403.698 5854.595 ZM 22599.323 5732.407 C 22599.323 5690.116 22590.573 5656.991 22573.073 5633.032 C 22555.781 5608.866 22531.927 5596.782 22501.510 5596.782 C 22471.093 5596.782 22447.135 5608.866 22429.635 5633.032 C 22412.343 5656.991 22403.698 5690.116 22403.698 5732.407 C 22403.698 5774.699 22412.343 5807.928 22429.635 5832.095 C 22447.135 5856.053 22471.093 5868.032 22501.510 5868.032 C 22531.927 5868.032 22555.781 5856.053 22573.073 5832.095 C 22590.573 5807.928 22599.323 5774.699 22599.323 5732.407 ZM 22812.019 5854.595 L 22812.019 6040.220 L 22754.207 6040.220 L 22754.207 5557.095 L 22812.019 5557.095 L 22812.019 5610.220 C 22824.103 5589.386 22839.311 5573.970 22857.644 5563.970 C 22876.186 5553.761 22898.269 5548.657 22923.894 5548.657 C 22966.394 5548.657 23000.874 5565.532 23027.332 5599.282 C 23053.999 5633.032 23067.332 5677.407 23067.332 5732.407 C 23067.332 5787.407 23053.999 5831.782 23027.332 5865.532 C 23000.874 5899.282 22966.394 5916.157 22923.894 5916.157 C 22898.269 5916.157 22876.186 5911.157 22857.644 5901.157 C 22839.311 5890.949 22824.103 5875.428 22812.019 5854.595 ZM 23007.644 5732.407 C 23007.644 5690.116 22998.894 5656.991 22981.394 5633.032 C 22964.103 5608.866 22940.249 5596.782 22909.832 5596.782 C 22879.415 5596.782 22855.457 5608.866 22837.957 5633.032 C 22820.665 5656.991 22812.019 5690.116 22812.019 5732.407 C 22812.019 5774.699 22820.665 5807.928 22837.957 5832.095 C 22855.457 5856.053 22879.415 5868.032 22909.832 5868.032 C 22940.249 5868.032 22964.103 5856.053 22981.394 5832.095 C 22998.894 5807.928 23007.644 5774.699 23007.644 5732.407 ZM 23462.170 5717.720 L 23462.170 5745.845 L 23197.795 5745.845 C 23200.295 5785.428 23212.170 5815.636 23233.420 5836.470 C 23254.878 5857.095 23284.670 5867.407 23322.795 5867.407 C 23344.878 5867.407 23366.232 5864.699 23386.857 5859.282 C 23407.690 5853.866 23428.315 5845.741 23448.732 5834.907 L 23448.732 5889.282 C 23428.107 5898.032 23406.961 5904.699 23385.295 5909.282 C 23363.628 5913.866 23341.649 5916.157 23319.357 5916.157 C 23263.524 5916.157 23219.253 5899.907 23186.545 5867.407 C 23154.045 5834.907 23137.795 5790.949 23137.795 5735.532 C 23137.795 5678.241 23153.211 5632.824 23184.045 5599.282 C 23215.086 5565.532 23256.857 5548.657 23309.357 5548.657 C 23356.440 5548.657 23393.628 5563.866 23420.920 5594.282 C 23448.420 5624.491 23462.170 5665.636 23462.170 5717.720 ZM 23404.670 5700.845 C 23404.253 5669.386 23395.399 5644.282 23378.107 5625.532 C 23361.024 5606.782 23338.315 5597.407 23309.982 5597.407 C 23277.899 5597.407 23252.170 5606.470 23232.795 5624.595 C 23213.628 5642.720 23202.586 5668.241 23199.670 5701.157 L 23404.670 5700.845 ZM 23786.707 5610.220 L 23786.707 5420.845 L 23844.207 5420.845 L 23844.207 5907.095 L 23786.707 5907.095 L 23786.707 5854.595 C 23774.624 5875.428 23759.311 5890.949 23740.769 5901.157 C 23722.436 5911.157 23700.353 5916.157 23674.519 5916.157 C 23632.228 5916.157 23597.749 5899.282 23571.082 5865.532 C 23544.624 5831.782 23531.394 5787.407 23531.394 5732.407 C 23531.394 5677.407 23544.624 5633.032 23571.082 5599.282 C 23597.749 5565.532 23632.228 5548.657 23674.519 5548.657 C 23700.353 5548.657 23722.436 5553.761 23740.769 5563.970 C 23759.311 5573.970 23774.624 5589.386 23786.707 5610.220 ZM 23590.769 5732.407 C 23590.769 5774.699 23599.415 5807.928 23616.707 5832.095 C 23634.207 5856.053 23658.165 5868.032 23688.582 5868.032 C 23718.999 5868.032 23742.957 5856.053 23760.457 5832.095 C 23777.957 5807.928 23786.707 5774.699 23786.707 5732.407 C 23786.707 5690.116 23777.957 5656.991 23760.457 5633.032 C 23742.957 5608.866 23718.999 5596.782 23688.582 5596.782 C 23658.165 5596.782 23634.207 5608.866 23616.707 5633.032 C 23599.415 5656.991 23590.769 5690.116 23590.769 5732.407 ZM 24168.814 5440.532 L 24231.939 5440.532 L 24231.939 5907.095 L 24168.814 5907.095 L 24168.814 5440.532 ZM 24457.302 5440.532 L 24510.427 5440.532 L 24347.927 5966.470 L 24294.802 5966.470 L 24457.302 5440.532 ZM 24762.669 5483.345 C 24716.836 5483.345 24680.378 5500.428 24653.294 5534.595 C 24626.419 5568.761 24612.982 5615.324 24612.982 5674.282 C 24612.982 5733.032 24626.419 5779.491 24653.294 5813.657 C 24680.378 5847.824 24716.836 5864.907 24762.669 5864.907 C 24808.503 5864.907 24844.753 5847.824 24871.419 5813.657 C 24898.294 5779.491 24911.732 5733.032 24911.732 5674.282 C 24911.732 5615.324 24898.294 5568.761 24871.419 5534.595 C 24844.753 5500.428 24808.503 5483.345 24762.669 5483.345 ZM 24762.669 5432.095 C 24828.086 5432.095 24880.378 5454.074 24919.544 5498.032 C 24958.711 5541.782 24978.294 5600.532 24978.294 5674.282 C 24978.294 5747.824 24958.711 5806.574 24919.544 5850.532 C 24880.378 5894.282 24828.086 5916.157 24762.669 5916.157 C 24697.044 5916.157 24644.544 5894.282 24605.169 5850.532 C 24566.003 5806.782 24546.419 5748.032 24546.419 5674.282 C 24546.419 5600.532 24566.003 5541.782 24605.169 5498.032 C 24644.544 5454.074 24697.044 5432.095 24762.669 5432.095 ZM 18675.820 11553.612 L 18739.258 11553.612 L 18739.258 11837.049 C 18739.258 11887.049 18748.320 11923.091 18766.445 11945.174 C 18784.570 11967.049 18813.945 11977.987 18854.570 11977.987 C 18894.987 11977.987 18924.258 11967.049 18942.383 11945.174 C 18960.508 11923.091 18969.570 11887.049 18969.570 11837.049 L 18969.570 11553.612 L 19033.008 11553.612 L 19033.008 11844.862 C 19033.008 11905.695 19017.904 11951.633 18987.695 11982.674 C 18957.695 12013.716 18913.320 12029.237 18854.570 12029.237 C 18795.612 12029.237 18751.029 12013.716 18720.820 11982.674 C 18690.820 11951.633 18675.820 11905.695 18675.820 11844.862 L 18675.820 11553.612 ZM 19372.113 11680.487 L 19372.113 11734.862 C 19355.863 11726.529 19338.988 11720.279 19321.488 11716.112 C 19303.988 11711.945 19285.863 11709.862 19267.113 11709.862 C 19238.571 11709.862 19217.113 11714.237 19202.738 11722.987 C 19188.571 11731.737 19181.488 11744.862 19181.488 11762.362 C 19181.488 11775.695 19186.592 11786.216 19196.800 11793.924 C 19207.009 11801.424 19227.529 11808.612 19258.363 11815.487 L 19278.050 11819.862 C 19318.884 11828.612 19347.842 11841.008 19364.925 11857.049 C 19382.217 11872.883 19390.863 11895.070 19390.863 11923.612 C 19390.863 11956.112 19377.946 11981.841 19352.113 12000.799 C 19326.488 12019.758 19291.175 12029.237 19246.175 12029.237 C 19227.425 12029.237 19207.842 12027.362 19187.425 12023.612 C 19167.217 12020.070 19145.863 12014.654 19123.363 12007.362 L 19123.363 11947.987 C 19144.613 11959.029 19165.550 11967.362 19186.175 11972.987 C 19206.800 11978.404 19227.217 11981.112 19247.425 11981.112 C 19274.509 11981.112 19295.342 11976.529 19309.925 11967.362 C 19324.509 11957.987 19331.800 11944.862 19331.800 11927.987 C 19331.800 11912.362 19326.488 11900.383 19315.863 11892.049 C 19305.446 11883.716 19282.425 11875.695 19246.800 11867.987 L 19226.800 11863.299 C 19191.175 11855.799 19165.446 11844.341 19149.613 11828.924 C 19133.779 11813.299 19125.863 11791.945 19125.863 11764.862 C 19125.863 11731.945 19137.529 11706.529 19160.863 11688.612 C 19184.196 11670.695 19217.321 11661.737 19260.238 11661.737 C 19281.488 11661.737 19301.488 11663.299 19320.238 11666.424 C 19338.988 11669.549 19356.279 11674.237 19372.113 11680.487 ZM 19641.490 11844.237 C 19595.032 11844.237 19562.844 11849.549 19544.928 11860.174 C 19527.011 11870.799 19518.053 11888.924 19518.053 11914.549 C 19518.053 11934.966 19524.719 11951.216 19538.053 11963.299 C 19551.594 11975.174 19569.928 11981.112 19593.053 11981.112 C 19624.928 11981.112 19650.449 11969.862 19669.615 11947.362 C 19688.990 11924.654 19698.678 11894.549 19698.678 11857.049 L 19698.678 11844.237 L 19641.490 11844.237 ZM 19756.178 11820.487 L 19756.178 12020.174 L 19698.678 12020.174 L 19698.678 11967.049 C 19685.553 11988.299 19669.199 12004.029 19649.615 12014.237 C 19630.032 12024.237 19606.074 12029.237 19577.740 12029.237 C 19541.907 12029.237 19513.365 12019.237 19492.115 11999.237 C 19471.074 11979.029 19460.553 11952.049 19460.553 11918.299 C 19460.553 11878.924 19473.678 11849.237 19499.928 11829.237 C 19526.386 11809.237 19565.761 11799.237 19618.053 11799.237 L 19698.678 11799.237 L 19698.678 11793.612 C 19698.678 11767.154 19689.928 11746.737 19672.428 11732.362 C 19655.136 11717.779 19630.761 11710.487 19599.303 11710.487 C 19579.303 11710.487 19559.824 11712.883 19540.865 11717.674 C 19521.907 11722.466 19503.678 11729.654 19486.178 11739.237 L 19486.178 11686.112 C 19507.219 11677.987 19527.636 11671.945 19547.428 11667.987 C 19567.219 11663.820 19586.490 11661.737 19605.240 11661.737 C 19655.865 11661.737 19693.678 11674.862 19718.678 11701.112 C 19743.678 11727.362 19756.178 11767.154 19756.178 11820.487 ZM 20125.998 11845.487 C 20125.998 11803.195 20117.248 11770.070 20099.748 11746.112 C 20082.456 11721.945 20058.602 11709.862 20028.185 11709.862 C 19997.769 11709.862 19973.810 11721.945 19956.310 11746.112 C 19939.019 11770.070 19930.373 11803.195 19930.373 11845.487 C 19930.373 11887.779 19939.019 11921.008 19956.310 11945.174 C 19973.810 11969.133 19997.769 11981.112 20028.185 11981.112 C 20058.602 11981.112 20082.456 11969.133 20099.748 11945.174 C 20117.248 11921.008 20125.998 11887.779 20125.998 11845.487 ZM 19930.373 11723.299 C 19942.456 11702.466 19957.664 11687.049 19975.998 11677.049 C 19994.539 11666.841 20016.623 11661.737 20042.248 11661.737 C 20084.748 11661.737 20119.227 11678.612 20145.685 11712.362 C 20172.352 11746.112 20185.685 11790.487 20185.685 11845.487 C 20185.685 11900.487 20172.352 11944.862 20145.685 11978.612 C 20119.227 12012.362 20084.748 12029.237 20042.248 12029.237 C 20016.623 12029.237 19994.539 12024.237 19975.998 12014.237 C 19957.664 12004.029 19942.456 11988.508 19930.373 11967.674 L 19930.373 12020.174 L 19872.560 12020.174 L 19872.560 11533.924 L 19930.373 11533.924 L 19930.373 11723.299 ZM 20281.148 11533.924 L 20338.648 11533.924 L 20338.648 12020.174 L 20281.148 12020.174 L 20281.148 11533.924 ZM 20758.443 11830.799 L 20758.443 11858.924 L 20494.068 11858.924 C 20496.568 11898.508 20508.443 11928.716 20529.693 11949.549 C 20551.151 11970.174 20580.943 11980.487 20619.068 11980.487 C 20641.151 11980.487 20662.505 11977.779 20683.130 11972.362 C 20703.963 11966.945 20724.588 11958.820 20745.005 11947.987 L 20745.005 12002.362 C 20724.380 12011.112 20703.234 12017.779 20681.568 12022.362 C 20659.901 12026.945 20637.922 12029.237 20615.630 12029.237 C 20559.797 12029.237 20515.526 12012.987 20482.818 11980.487 C 20450.318 11947.987 20434.068 11904.029 20434.068 11848.612 C 20434.068 11791.320 20449.484 11745.904 20480.318 11712.362 C 20511.359 11678.612 20553.130 11661.737 20605.630 11661.737 C 20652.713 11661.737 20689.901 11676.945 20717.193 11707.362 C 20744.693 11737.570 20758.443 11778.716 20758.443 11830.799 ZM 20700.943 11813.924 C 20700.526 11782.466 20691.672 11757.362 20674.380 11738.612 C 20657.297 11719.862 20634.588 11710.487 20606.255 11710.487 C 20574.172 11710.487 20548.443 11719.549 20529.068 11737.674 C 20509.901 11755.799 20498.859 11781.320 20495.943 11814.237 L 20700.943 11813.924 ZM 21279.938 11801.424 C 21293.479 11806.008 21306.604 11815.799 21319.313 11830.799 C 21332.229 11845.799 21345.146 11866.424 21358.063 11892.674 L 21422.125 12020.174 L 21354.313 12020.174 L 21294.625 11900.487 C 21279.209 11869.237 21264.209 11848.508 21249.625 11838.299 C 21235.250 11828.091 21215.563 11822.987 21190.563 11822.987 L 21121.813 11822.987 L 21121.813 12020.174 L 21058.688 12020.174 L 21058.688 11553.612 L 21201.188 11553.612 C 21254.521 11553.612 21294.313 11564.758 21320.563 11587.049 C 21346.813 11609.341 21359.938 11642.987 21359.938 11687.987 C 21359.938 11717.362 21353.063 11741.737 21339.313 11761.112 C 21325.771 11780.487 21305.979 11793.924 21279.938 11801.424 ZM 21121.813 11605.487 L 21121.813 11771.112 L 21201.188 11771.112 C 21231.604 11771.112 21254.521 11764.133 21269.938 11750.174 C 21285.563 11736.008 21293.375 11715.279 21293.375 11687.987 C 21293.375 11660.695 21285.563 11640.174 21269.938 11626.424 C 21254.521 11612.466 21231.604 11605.487 21201.188 11605.487 L 21121.813 11605.487 ZM 21635.113 11615.799 L 21549.488 11847.987 L 21721.050 11847.987 L 21635.113 11615.799 ZM 21599.488 11553.612 L 21671.050 11553.612 L 21848.863 12020.174 L 21783.238 12020.174 L 21740.738 11900.487 L 21530.425 11900.487 L 21487.925 12020.174 L 21421.363 12020.174 L 21599.488 11553.612 ZM 21916.935 11553.612 L 22010.998 11553.612 L 22130.060 11871.112 L 22249.748 11553.612 L 22343.810 11553.612 L 22343.810 12020.174 L 22282.248 12020.174 L 22282.248 11610.487 L 22161.935 11930.487 L 22098.498 11930.487 L 21978.185 11610.487 L 21978.185 12020.174 L 21916.935 12020.174 L 21916.935 11553.612 Z">
                <!-- 479 nodes -->
              </draw:path>
            </draw:g>
            <!-- id="g38" -->
            <draw:path id="path68" draw:style-name="style2" draw:layer="layout" svg:x="8.477cm" svg:y="0.226cm" svg:width="0.240cm" svg:height="5.604cm" svg:viewBox="0.0 0.0 239.840 5604.002" svg:d="M 17194.560 3170.001 C 17179.240 3165.441 17166.880 3156.881 17157.520 3144.201 C 17145.320 3127.481 17136.120 3106.401 17130.000 3080.761 C 17123.760 3055.001 17120.160 3020.001 17119.240 2975.441 C 17118.920 2953.601 17118.920 2903.441 17119.080 2825.001 C 17119.400 2746.721 17132.680 649.681 17128.000 614.841 C 17123.160 580.001 17115.640 551.241 17105.320 528.881 C 17094.880 506.561 17081.560 488.881 17065.480 476.081 C 17055.640 468.561 17040.000 462.161 17018.600 457.161 L 16997.520 452.161 L 16996.560 564.041 L 17008.280 566.721 C 17034.560 572.961 17051.880 586.081 17060.160 606.401 C 17068.280 626.561 17056.560 2707.641 17056.120 2768.881 C 17055.320 2879.521 17055.640 2950.161 17057.200 2980.921 C 17060.000 3040.001 17067.040 3086.401 17078.160 3120.161 C 17089.240 3153.881 17107.040 3184.841 17131.440 3212.961 C 17103.760 3228.721 17083.440 3257.641 17070.800 3299.521 C 17058.000 3341.401 17051.280 3413.441 17050.480 3515.441 C 17049.720 3606.561 17048.920 3660.281 17047.680 3676.561 C 17046.120 3701.881 17026.120 5907.001 17021.280 5919.681 C 17017.680 5928.281 17012.040 5934.521 17004.400 5938.121 C 16996.560 5941.881 16980.480 5940.761 16955.640 5934.841 L 16954.720 6046.721 L 16975.800 6051.561 C 17000.800 6057.481 17019.080 6057.641 17030.800 6052.321 C 17047.520 6044.521 17061.280 6028.561 17071.560 6004.521 C 17081.880 5980.601 17088.760 5946.881 17092.040 5903.601 C 17094.560 5872.801 17113.000 3628.441 17113.760 3543.121 C 17114.720 3455.921 17117.840 3397.481 17122.840 3367.801 C 17128.000 3338.121 17136.560 3316.241 17148.440 3302.161 C 17160.320 3288.121 17175.320 3282.641 17193.600 3286.081 L 17194.560 3170.001 Z">
              <!-- 33 nodes -->
            </draw:path>
            <draw:path id="path70" draw:style-name="style2" draw:layer="layout" svg:x="8.505cm" svg:y="5.975cm" svg:width="0.241cm" svg:height="6.447cm" svg:viewBox="0.0 0.0 240.640 6446.726" svg:d="M 17250.160 15324.360 C 17233.600 15325.320 17220.160 15331.720 17209.840 15343.720 C 17196.560 15359.520 17186.560 15381.240 17179.520 15409.040 C 17172.640 15436.880 17168.440 15476.240 17167.040 15527.160 C 17166.400 15552.160 17165.760 15610.000 17165.320 15700.160 C 17164.680 15790.320 17157.320 18205.920 17151.880 18244.840 C 17146.400 18283.600 17137.960 18314.360 17126.560 18337.320 C 17115.160 18360.160 17100.760 18376.720 17083.120 18387.000 C 17072.480 18392.960 17055.640 18395.920 17032.360 18395.760 L 17009.680 18395.600 L 17010.000 18266.880 L 17022.480 18266.880 C 17050.920 18267.000 17069.680 18256.720 17078.760 18235.600 C 17087.800 18214.680 17096.720 15817.800 17096.880 15747.160 C 17097.040 15619.840 17098.120 15538.720 17100.160 15503.720 C 17103.760 15436.560 17111.720 15385.000 17124.040 15349.200 C 17136.400 15313.600 17155.920 15282.960 17182.480 15257.480 C 17152.800 15231.560 17131.240 15192.640 17117.960 15140.920 C 17104.680 15089.200 17098.120 15004.520 17098.440 14887.000 C 17098.600 14782.040 17098.120 14720.000 17097.040 14700.920 C 17095.480 14671.400 17096.720 12129.521 17091.560 12113.601 C 17087.800 12102.641 17081.880 12094.041 17073.600 12087.641 C 17065.320 12081.241 17047.800 12078.121 17021.080 12077.801 L 17021.240 11949.041 L 17044.040 11949.201 C 17071.080 11949.521 17090.760 11954.201 17103.280 11963.601 C 17121.240 11977.321 17135.760 11999.521 17146.720 12029.841 C 17157.640 12060.321 17164.680 12100.921 17167.800 12151.881 C 17170.160 12187.961 17166.880 14774.360 17166.880 14872.640 C 17167.040 14973.280 17169.680 15041.400 17174.840 15077.000 C 17180.160 15112.480 17189.040 15140.000 17201.720 15159.520 C 17214.360 15179.040 17230.640 15189.360 17250.320 15190.600 L 17250.160 15324.360 Z">
              <!-- 33 nodes -->
            </draw:path>
            <draw:path id="path72" draw:style-name="style2" draw:layer="layout" svg:x="8.528cm" svg:y="12.589cm" svg:width="0.239cm" svg:height="4.475cm" svg:viewBox="0.0 0.0 238.600 4474.579" svg:d="M 17295.160 27270.891 C 17278.920 27273.219 17265.800 27271.375 17255.640 27264.935 C 17242.640 27256.531 17232.800 27243.219 17225.920 27225.251 C 17219.200 27207.139 17215.320 27180.735 17214.080 27145.735 C 17213.600 27128.375 17213.280 27088.531 17213.120 27026.219 C 17212.800 26963.703 17215.320 25290.735 17210.000 25264.935 C 17204.840 25239.015 17196.560 25219.175 17185.480 25205.415 C 17174.360 25191.655 17160.160 25182.935 17142.800 25179.015 C 17132.480 25176.975 17115.800 25178.095 17092.960 25182.455 L 17070.640 25186.815 L 17070.320 25275.895 L 17082.640 25273.535 C 17110.640 25268.215 17129.080 25271.975 17137.960 25284.815 C 17146.720 25297.615 17146.080 26957.295 17145.920 27006.219 C 17145.640 27094.499 17146.400 27150.423 17148.120 27174.327 C 17151.400 27220.251 17159.080 27254.499 17171.080 27276.967 C 17183.280 27299.499 17202.200 27316.967 17228.280 27329.811 C 17198.920 27353.219 17177.640 27384.171 17164.360 27422.451 C 17151.080 27460.735 17144.200 27520.735 17144.080 27602.139 C 17143.760 27674.811 17143.120 27717.935 17142.040 27731.375 C 17140.320 27752.139 17131.400 29513.703 17126.400 29525.577 C 17122.640 29533.859 17116.720 29541.062 17108.600 29546.968 C 17100.480 29552.937 17083.120 29558.374 17056.880 29563.374 L 17056.560 29652.609 L 17078.920 29648.218 C 17105.480 29643.218 17125.000 29636.218 17137.200 29627.453 C 17155.160 29614.499 17169.520 29596.531 17180.320 29573.374 C 17191.080 29550.249 17198.280 29520.890 17201.560 29484.937 C 17204.080 29459.499 17210.920 27667.607 17211.400 27599.327 C 17211.880 27529.655 17214.840 27481.811 17220.160 27456.375 C 17225.320 27430.735 17234.200 27409.935 17246.880 27394.015 C 17259.360 27378.219 17275.320 27368.095 17294.840 27363.531 L 17295.160 27270.891 Z">
              <!-- 33 nodes -->
            </draw:path>
            <draw:g id="g74">
              <draw:path id="text78" draw:style-name="style2" draw:layer="layout" svg:x="9.305cm" svg:y="14.462cm" svg:width="3.895cm" svg:height="0.608cm" svg:viewBox="0.0 0.0 3894.546 608.125" svg:d="M 18909.407 28947.654 L 18909.407 29009.217 C 18885.449 28997.758 18862.845 28989.217 18841.595 28983.592 C 18820.345 28977.967 18799.824 28975.154 18780.032 28975.154 C 18745.657 28975.154 18719.095 28981.821 18700.345 28995.154 C 18681.803 29008.487 18672.532 29027.446 18672.532 29052.029 C 18672.532 29072.654 18678.678 29088.279 18690.970 29098.904 C 18703.470 29109.321 18727.011 29117.758 18761.595 29124.217 L 18799.720 29132.029 C 18846.803 29140.987 18881.490 29156.821 18903.782 29179.529 C 18926.282 29202.029 18937.532 29232.237 18937.532 29270.154 C 18937.532 29315.362 18922.324 29349.633 18891.907 29372.967 C 18861.699 29396.300 18817.324 29407.967 18758.782 29407.967 C 18736.699 29407.967 18713.157 29405.467 18688.157 29400.467 C 18663.365 29395.467 18637.636 29388.071 18610.970 29378.279 L 18610.970 29313.279 C 18636.595 29327.654 18661.699 29338.487 18686.282 29345.779 C 18710.865 29353.071 18735.032 29356.717 18758.782 29356.717 C 18794.824 29356.717 18822.636 29349.633 18842.220 29335.467 C 18861.803 29321.300 18871.595 29301.092 18871.595 29274.842 C 18871.595 29251.925 18864.511 29234.008 18850.345 29221.092 C 18836.386 29208.175 18813.365 29198.487 18781.282 29192.029 L 18742.845 29184.529 C 18695.761 29175.154 18661.699 29160.467 18640.657 29140.467 C 18619.615 29120.467 18609.095 29092.654 18609.095 29057.029 C 18609.095 29015.779 18623.574 28983.279 18652.532 28959.529 C 18681.699 28935.779 18721.803 28923.904 18772.845 28923.904 C 18794.720 28923.904 18817.011 28925.883 18839.720 28929.842 C 18862.428 28933.800 18885.657 28939.737 18909.407 28947.654 ZM 19179.245 29431.404 C 19162.995 29473.071 19147.161 29500.258 19131.745 29512.967 C 19116.328 29525.675 19095.703 29532.029 19069.870 29532.029 L 19023.932 29532.029 L 19023.932 29483.904 L 19057.682 29483.904 C 19073.515 29483.904 19085.807 29480.154 19094.557 29472.654 C 19103.307 29465.154 19112.995 29447.446 19123.620 29419.529 L 19133.932 29393.279 L 18992.370 29048.904 L 19053.307 29048.904 L 19162.682 29322.654 L 19272.057 29048.904 L 19332.995 29048.904 L 19179.245 29431.404 ZM 19635.625 29059.217 L 19635.625 29113.592 C 19619.375 29105.258 19602.500 29099.008 19585.000 29094.842 C 19567.500 29090.675 19549.375 29088.592 19530.625 29088.592 C 19502.083 29088.592 19480.625 29092.967 19466.250 29101.717 C 19452.083 29110.467 19445.000 29123.592 19445.000 29141.092 C 19445.000 29154.425 19450.104 29164.946 19460.312 29172.654 C 19470.520 29180.154 19491.041 29187.342 19521.875 29194.217 L 19541.562 29198.592 C 19582.395 29207.342 19611.354 29219.737 19628.437 29235.779 C 19645.729 29251.612 19654.375 29273.800 19654.375 29302.342 C 19654.375 29334.842 19641.458 29360.571 19615.625 29379.529 C 19590.000 29398.487 19554.687 29407.967 19509.687 29407.967 C 19490.937 29407.967 19471.354 29406.092 19450.937 29402.342 C 19430.729 29398.800 19409.375 29393.383 19386.875 29386.092 L 19386.875 29326.717 C 19408.125 29337.758 19429.062 29346.092 19449.687 29351.717 C 19470.312 29357.133 19490.729 29359.842 19510.937 29359.842 C 19538.020 29359.842 19558.854 29355.258 19573.437 29346.092 C 19588.020 29336.717 19595.312 29323.592 19595.312 29306.717 C 19595.312 29291.092 19590.000 29279.112 19579.375 29270.779 C 19568.958 29262.446 19545.937 29254.425 19510.312 29246.717 L 19490.312 29242.029 C 19454.687 29234.529 19428.958 29223.071 19413.125 29207.654 C 19397.291 29192.029 19389.375 29170.675 19389.375 29143.592 C 19389.375 29110.675 19401.041 29085.258 19424.375 29067.342 C 19447.708 29049.425 19480.833 29040.467 19523.750 29040.467 C 19545.000 29040.467 19565.000 29042.029 19583.750 29045.154 C 19602.500 29048.279 19619.791 29052.967 19635.625 29059.217 ZM 19802.815 28949.529 L 19802.815 29048.904 L 19921.252 29048.904 L 19921.252 29093.592 L 19802.815 29093.592 L 19802.815 29283.592 C 19802.815 29312.133 19806.669 29330.467 19814.377 29338.592 C 19822.294 29346.717 19838.231 29350.779 19862.190 29350.779 L 19921.252 29350.779 L 19921.252 29398.904 L 19862.190 29398.904 C 19817.815 29398.904 19787.190 29390.675 19770.315 29374.217 C 19753.440 29357.550 19745.002 29327.342 19745.002 29283.592 L 19745.002 29093.592 L 19702.815 29093.592 L 19702.815 29048.904 L 19745.002 29048.904 L 19745.002 28949.529 L 19802.815 28949.529 ZM 20298.116 29209.529 L 20298.116 29237.654 L 20033.741 29237.654 C 20036.241 29277.237 20048.116 29307.446 20069.366 29328.279 C 20090.825 29348.904 20120.616 29359.217 20158.741 29359.217 C 20180.825 29359.217 20202.179 29356.508 20222.804 29351.092 C 20243.637 29345.675 20264.262 29337.550 20284.679 29326.717 L 20284.679 29381.092 C 20264.054 29389.842 20242.908 29396.508 20221.241 29401.092 C 20199.575 29405.675 20177.596 29407.967 20155.304 29407.967 C 20099.471 29407.967 20055.200 29391.717 20022.491 29359.217 C 19989.991 29326.717 19973.741 29282.758 19973.741 29227.342 C 19973.741 29170.050 19989.158 29124.633 20019.991 29091.092 C 20051.033 29057.342 20092.804 29040.467 20145.304 29040.467 C 20192.387 29040.467 20229.575 29055.675 20256.866 29086.092 C 20284.366 29116.300 20298.116 29157.446 20298.116 29209.529 ZM 20240.616 29192.654 C 20240.200 29161.196 20231.346 29136.092 20214.054 29117.342 C 20196.971 29098.592 20174.262 29089.217 20145.929 29089.217 C 20113.846 29089.217 20088.116 29098.279 20068.741 29116.404 C 20049.575 29134.529 20038.533 29160.050 20035.616 29192.967 L 20240.616 29192.654 ZM 20664.841 29116.092 C 20679.216 29090.258 20696.404 29071.196 20716.404 29058.904 C 20736.404 29046.612 20759.946 29040.467 20787.029 29040.467 C 20823.487 29040.467 20851.612 29053.279 20871.404 29078.904 C 20891.196 29104.321 20901.091 29140.571 20901.091 29187.654 L 20901.091 29398.904 L 20843.279 29398.904 L 20843.279 29189.529 C 20843.279 29155.987 20837.341 29131.092 20825.466 29114.842 C 20813.591 29098.592 20795.466 29090.467 20771.091 29090.467 C 20741.300 29090.467 20717.758 29100.362 20700.466 29120.154 C 20683.175 29139.946 20674.529 29166.925 20674.529 29201.092 L 20674.529 29398.904 L 20616.716 29398.904 L 20616.716 29189.529 C 20616.716 29155.779 20610.779 29130.883 20598.904 29114.842 C 20587.029 29098.592 20568.696 29090.467 20543.904 29090.467 C 20514.529 29090.467 20491.196 29100.467 20473.904 29120.467 C 20456.612 29140.258 20447.966 29167.133 20447.966 29201.092 L 20447.966 29398.904 L 20390.154 29398.904 L 20390.154 29048.904 L 20447.966 29048.904 L 20447.966 29103.279 C 20461.091 29081.821 20476.821 29065.987 20495.154 29055.779 C 20513.487 29045.571 20535.258 29040.467 20560.466 29040.467 C 20585.883 29040.467 20607.446 29046.925 20625.154 29059.842 C 20643.071 29072.758 20656.300 29091.508 20664.841 29116.092 ZM 21441.049 29180.154 C 21454.591 29184.737 21467.716 29194.529 21480.424 29209.529 C 21493.341 29224.529 21506.258 29245.154 21519.174 29271.404 L 21583.237 29398.904 L 21515.424 29398.904 L 21455.737 29279.217 C 21440.320 29247.967 21425.320 29227.237 21410.737 29217.029 C 21396.362 29206.821 21376.674 29201.717 21351.674 29201.717 L 21282.924 29201.717 L 21282.924 29398.904 L 21219.799 29398.904 L 21219.799 28932.342 L 21362.299 28932.342 C 21415.633 28932.342 21455.424 28943.487 21481.674 28965.779 C 21507.924 28988.071 21521.049 29021.717 21521.049 29066.717 C 21521.049 29096.092 21514.174 29120.467 21500.424 29139.842 C 21486.883 29159.217 21467.091 29172.654 21441.049 29180.154 ZM 21282.924 28984.217 L 21282.924 29149.842 L 21362.299 29149.842 C 21392.716 29149.842 21415.633 29142.862 21431.049 29128.904 C 21446.674 29114.737 21454.487 29094.008 21454.487 29066.717 C 21454.487 29039.425 21446.674 29018.904 21431.049 29005.154 C 21415.633 28991.196 21392.716 28984.217 21362.299 28984.217 L 21282.924 28984.217 ZM 21794.943 28994.529 L 21709.318 29226.717 L 21880.881 29226.717 L 21794.943 28994.529 ZM 21759.318 28932.342 L 21830.881 28932.342 L 22008.693 29398.904 L 21943.068 29398.904 L 21900.568 29279.217 L 21690.256 29279.217 L 21647.756 29398.904 L 21581.193 29398.904 L 21759.318 28932.342 ZM 22076.766 28932.342 L 22170.828 28932.342 L 22289.891 29249.842 L 22409.578 28932.342 L 22503.641 28932.342 L 22503.641 29398.904 L 22442.078 29398.904 L 22442.078 28989.217 L 22321.766 29309.217 L 22258.328 29309.217 L 22138.016 28989.217 L 22138.016 29398.904 L 22076.766 29398.904 L 22076.766 28932.342 Z">
                <!-- 194 nodes -->
              </draw:path>
            </draw:g>
            <!-- id="g74" -->
          </draw:g>
          <!-- id="g12" -->
        </draw:g>
        <!-- id="g10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Tue Jun 21 21:41:00 2022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none" draw:stroke="solid" svg:stroke-width="15.940pt" svg:stroke-color="#808080"/>
    </style:style>
    <style:style style:name="style1" style:family="graphic" style:parent-style-name="standard">
      <style:graphic-properties draw:fill="none" draw:stroke="solid" svg:stroke-width="15.940pt" svg:stroke-color="#000000"/>
    </style:style>
    <style:style style:name="style2" style:family="graphic" style:parent-style-name="standard">
      <style:graphic-properties draw:fill="solid" draw:fill-color="#000000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Tue Jun 21 21:41:00 2022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2.3 (2405546, 2018-03-11)</meta:generator>
    <meta:initial-creator>Inkscape.org - 0.92.3 (2405546, 2018-03-11)</meta:initial-creator>
    <meta:creation-date>2022-06-21 21:41:00</meta:creation-date>
    <dc:date>2022-06-21 21:41:00</dc:date>
    <dc:format>image/svg+xml</dc:format>
  </office:meta>
</office:document-meta>
</file>